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12.2766666666667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508125cm"/>
    </style:style>
    <style:style style:name="co8" style:family="table-column">
      <style:table-column-properties fo:break-before="auto" style:column-width="1.29645833333333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2.2502083333333cm"/>
    </style:style>
    <style:style style:name="co15" style:family="table-column">
      <style:table-column-properties fo:break-before="auto" style:column-width="4.55083333333333cm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1.48166666666667cm"/>
    </style:style>
    <style:style style:name="co18" style:family="table-column">
      <style:table-column-properties fo:break-before="auto" style:column-width="1.21708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ext-properties fo:font-weight="bold" style:font-weight-asian="bold" style:font-weight-complex="bold"/>
      <style:map style:condition="of:is-true-formula([.H1]=0)" style:apply-style-name="cf6" style:base-cell-address="Sheet_1.H1"/>
    </style:style>
    <style:style style:name="ce6" style:family="table-cell">
      <style:map style:condition="of:is-true-formula([.H1]=0)" style:apply-style-name="cf6" style:base-cell-address="Sheet_1.H1"/>
    </style:style>
    <style:style style:name="ce7" style:family="table-cell" style:parent-style-name="Default" style:data-style-name="N3">
      <style:map style:condition="of:is-true-formula([.H1]=0)" style:apply-style-name="cf6" style:base-cell-address="Sheet_1.H1"/>
    </style:style>
    <style:style style:name="ce8" style:family="table-cell" style:parent-style-name="Default" style:data-style-name="N0">
      <style:text-properties fo:font-weight="bold" style:font-weight-asian="bold" style:font-weight-complex="bold"/>
      <style:map style:condition="of:is-true-formula([.I1]=0)" style:apply-style-name="cf6" style:base-cell-address="Sheet_2.I1"/>
    </style:style>
    <style:style style:name="ce9" style:family="table-cell">
      <style:map style:condition="of:is-true-formula([.I1]=0)" style:apply-style-name="cf6" style:base-cell-address="Sheet_2.I1"/>
    </style:style>
    <style:style style:name="ce10" style:family="table-cell" style:parent-style-name="Default" style:data-style-name="N0">
      <style:table-cell-properties fo:background-color="#FFC000"/>
      <style:map style:condition="of:is-true-formula([.I1]=0)" style:apply-style-name="cf6" style:base-cell-address="Sheet_2.I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default-cell-style-name="ce1" table:visibility="collapse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4" table:default-cell-style-name="ce1"/>
        <table:table-column table:style-name="co2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 table:visibility="collapse"/>
        <table:table-column table:style-name="co9" table:default-cell-style-name="ce1" table:visibility="collapse"/>
        <table:table-column table:style-name="co2" table:number-columns-repeated="2" table:default-cell-style-name="ce1" table:visibility="collapse"/>
        <table:table-column table:style-name="co10" table:default-cell-style-name="ce1" table:visibility="collapse"/>
        <table:table-column table:style-name="co2" table:number-columns-repeated="4" table:default-cell-style-name="ce1" table:visibility="collapse"/>
        <table:table-column table:style-name="co2" table:number-columns-repeated="1006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ok</text:p>
          </table:table-cell>
          <table:table-cell office:value-type="string" table:style-name="ce2">
            <text:p>external_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winery_name</text:p>
          </table:table-cell>
          <table:table-cell office:value-type="string" table:style-name="ce2">
            <text:p>info</text:p>
          </table:table-cell>
          <table:table-cell office:value-type="string" table:style-name="ce2">
            <text:p>size</text:p>
          </table:table-cell>
          <table:table-cell office:value-type="string" table:style-name="ce5">
            <text:p>vintage</text:p>
          </table:table-cell>
          <table:table-cell office:value-type="string" table:style-name="ce5">
            <text:p>price</text:p>
          </table:table-cell>
          <table:table-cell office:value-type="string" table:style-name="ce5">
            <text:p>purchase_price</text:p>
          </table:table-cell>
          <table:table-cell office:value-type="string" table:style-name="ce5">
            <text:p>quantity</text:p>
          </table:table-cell>
          <table:table-cell office:value-type="string" table:style-name="ce2">
            <text:p>storage_area</text:p>
          </table:table-cell>
          <table:table-cell office:value-type="string" table:style-name="ce2">
            <text:p>internal_notes</text:p>
          </table:table-cell>
          <table:table-cell office:value-type="string" table:style-name="ce2">
            <text:p>matched_id</text:p>
          </table:table-cell>
          <table:table-cell office:value-type="string" table:style-name="ce2">
            <text:p>matched_type</text:p>
          </table:table-cell>
          <table:table-cell office:value-type="string" table:style-name="ce2">
            <text:p>matched_name</text:p>
          </table:table-cell>
          <table:table-cell office:value-type="string" table:style-name="ce2">
            <text:p>matched_winery_name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Spalte1</text:p>
          </table:table-cell>
          <table:table-cell office:value-type="string" table:style-name="ce2">
            <text:p>notizen</text:p>
          </table:table-cell>
          <table:table-cell table:number-columns-repeated="1636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omaine Févre - Chablis Premiére Cru Vaulorant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79" table:style-name="ce6">
            <text:p>7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h36w3c0fbx3syphgq7m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blis Premier Cru Vaulorent</text:p>
          </table:table-cell>
          <table:table-cell office:value-type="string" table:style-name="ce1">
            <text:p>Domaine William Fèvre</text:p>
          </table:table-cell>
          <table:table-cell office:value-type="float" office:value="39.557975999999996" table:style-name="ce1">
            <text:p>39,557976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erseult Les Clous Villages Bouchard Pére et Fil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96" table:style-name="ce6">
            <text:p>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xcbz5yyn79mp6j5wrj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eursault Les Clous</text:p>
          </table:table-cell>
          <table:table-cell office:value-type="string" table:style-name="ce1">
            <text:p>Bouchard Père &amp; Fils</text:p>
          </table:table-cell>
          <table:table-cell office:value-type="float" office:value="41.611815999999997" table:style-name="ce1">
            <text:p>41,611816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omaine de la Solitude Chateauneuf du Pap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n5ksh8fncpxmkxbsk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s Vallons de la Solitude Châteauneuf-du-Pape</text:p>
          </table:table-cell>
          <table:table-cell office:value-type="string" table:style-name="ce1">
            <text:p>Domaine de la Solitude - Famille Lancon</text:p>
          </table:table-cell>
          <table:table-cell office:value-type="float" office:value="43.43712" table:style-name="ce1">
            <text:p>43,43712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hateau la Confession Saint Emilion Grand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99" table:style-name="ce6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pe0rzy8eg0hagymx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int-Émilion Grand Cru</text:p>
          </table:table-cell>
          <table:table-cell office:value-type="string" table:style-name="ce1">
            <text:p>Château La Confession</text:p>
          </table:table-cell>
          <table:table-cell office:value-type="float" office:value="48.392825999999999" table:style-name="ce1">
            <text:p>48,392826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Vosne Romaneé – Domaine de Pedrix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177" table:style-name="ce6">
            <text:p>17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avphghcty0xcgezr3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osne-Romanée</text:p>
          </table:table-cell>
          <table:table-cell office:value-type="string" table:style-name="ce1">
            <text:p>Domaine des Perdrix</text:p>
          </table:table-cell>
          <table:table-cell office:value-type="float" office:value="35.664287999999999" table:style-name="ce1">
            <text:p>35,664288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Bordeaux Rouge Supérieur AOP – Château Croix-Mouto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sa91z083za2w3db882g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ordeaux Supérieur</text:p>
          </table:table-cell>
          <table:table-cell office:value-type="string" table:style-name="ce1">
            <text:p>Château Croix Mouton</text:p>
          </table:table-cell>
          <table:table-cell office:value-type="float" office:value="44.82544" table:style-name="ce1">
            <text:p>44,82544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hateau Ormes De Pez saint esteph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6skgayzky81ms52aza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int-Estèphe</text:p>
          </table:table-cell>
          <table:table-cell office:value-type="string" table:style-name="ce1">
            <text:p>Château Ormes de Pez</text:p>
          </table:table-cell>
          <table:table-cell office:value-type="float" office:value="50.292034000000001" table:style-name="ce1">
            <text:p>50,292034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Troplong Mondot <text:s/>1er Grand Cru Classe <text:s/>saint emilio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nz7gd45kbwmcyzsf1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ondot Saint-Émilion Grand Cru</text:p>
          </table:table-cell>
          <table:table-cell office:value-type="string" table:style-name="ce1">
            <text:p>Château Troplong Mondot</text:p>
          </table:table-cell>
          <table:table-cell office:value-type="float" office:value="57.209667000000003" table:style-name="ce1">
            <text:p>57,209667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hâteau Brane-Cantenac Margaux (Grand Cru Classé) 2011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1" table:style-name="ce6">
            <text:p>201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3nvjqp3f6f4hft91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argaux (Grand Cru Classé)</text:p>
          </table:table-cell>
          <table:table-cell office:value-type="string" table:style-name="ce1">
            <text:p>Château Brane-Cantenac</text:p>
          </table:table-cell>
          <table:table-cell office:value-type="float" office:value="56.306815999999998" table:style-name="ce1">
            <text:p>56,306816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ROSECCO CARMINA „LOGGIA“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table:style-name="ce6"/>
          <table:table-cell office:value-type="float" office:value="22" table:style-name="ce6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vpmaek2kxvp6gc1bphv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Loggia Carmina Prosecco</text:p>
          </table:table-cell>
          <table:table-cell office:value-type="string" table:style-name="ce1">
            <text:p>Carmina</text:p>
          </table:table-cell>
          <table:table-cell office:value-type="float" office:value="45.503532" table:style-name="ce1">
            <text:p>45,503532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Sekt Castel Monreale Rosé Rametz Südtiro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6">
            <text:p>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sxmwcgnpj5rkht6k52xfp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astel Monreale Brut Rosé</text:p>
          </table:table-cell>
          <table:table-cell office:value-type="string" table:style-name="ce1">
            <text:p>Rametz</text:p>
          </table:table-cell>
          <table:table-cell office:value-type="float" office:value="45.837310000000002" table:style-name="ce1">
            <text:p>45,83731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Arunda Rosé Sekt - Südtiro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qpe521fsdwks0g3yfq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Brut Rosé</text:p>
          </table:table-cell>
          <table:table-cell office:value-type="string" table:style-name="ce1">
            <text:p>Arunda</text:p>
          </table:table-cell>
          <table:table-cell office:value-type="float" office:value="28.548936999999999" table:style-name="ce1">
            <text:p>28,548937</text:p>
          </table:table-cell>
          <table:table-cell office:value-type="float" office:value="7" table:style-name="ce1">
            <text:p>7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Südtiroler Sekt Brut Riserva „36“ Kellerei Mer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1mddt3an3mny3988dd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Riserva 36 Brut</text:p>
          </table:table-cell>
          <table:table-cell office:value-type="string" table:style-name="ce1">
            <text:p>Kellerei Meran</text:p>
          </table:table-cell>
          <table:table-cell office:value-type="float" office:value="48.857716000000003" table:style-name="ce1">
            <text:p>48,857716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Südtiroler Sekt Brut Riserva „36“ Kellerei Mer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6">
            <text:p>0</text:p>
          </table:table-cell>
          <table:table-cell office:value-type="float" office:value="85" table:style-name="ce6">
            <text:p>8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1mddt3an3mny3988dd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Riserva 36 Brut</text:p>
          </table:table-cell>
          <table:table-cell office:value-type="string" table:style-name="ce1">
            <text:p>Kellerei Meran</text:p>
          </table:table-cell>
          <table:table-cell office:value-type="float" office:value="48.857716000000003" table:style-name="ce1">
            <text:p>48,857716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omitissa Pas Dosé Riserva - Südtiro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47" table:style-name="ce6">
            <text:p>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f3cmbts4w0cgbm09zbfrjy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as Dosè Riserva</text:p>
          </table:table-cell>
          <table:table-cell office:value-type="string" table:style-name="ce1">
            <text:p>Comitissa</text:p>
          </table:table-cell>
          <table:table-cell office:value-type="float" office:value="45.439006999999997" table:style-name="ce1">
            <text:p>45,439007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omitissa Pas Dosé Riserva - Südtirol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90" table:style-name="ce6">
            <text:p>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f3cmbts4w0cgbm09zbfrjy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as Dosè Riserva</text:p>
          </table:table-cell>
          <table:table-cell office:value-type="string" table:style-name="ce1">
            <text:p>Comitissa</text:p>
          </table:table-cell>
          <table:table-cell office:value-type="float" office:value="45.439006999999997" table:style-name="ce1">
            <text:p>45,43900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CA‘ DEL BOSCO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6">
            <text:p>0</text:p>
          </table:table-cell>
          <table:table-cell office:value-type="float" office:value="105" table:style-name="ce6">
            <text:p>1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ccghc75cyecdekrc9g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</text:p>
          </table:table-cell>
          <table:table-cell office:value-type="string" table:style-name="ce1">
            <text:p>Ca' del Bosco</text:p>
          </table:table-cell>
          <table:table-cell office:value-type="float" office:value="35.184395000000002" table:style-name="ce1">
            <text:p>35,18439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CA‘ DEL BOSC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55" table:style-name="ce6">
            <text:p>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ccghc75cyecdekrc9g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</text:p>
          </table:table-cell>
          <table:table-cell office:value-type="string" table:style-name="ce1">
            <text:p>Ca' del Bosco</text:p>
          </table:table-cell>
          <table:table-cell office:value-type="float" office:value="35.184395000000002" table:style-name="ce1">
            <text:p>35,184395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Ruinart Brut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105" table:style-name="ce6">
            <text:p>10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4k2zha41rc9c9bb6c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Brut (R de Ruinart) Champagne</text:p>
          </table:table-cell>
          <table:table-cell office:value-type="string" table:style-name="ce1">
            <text:p>Ruinart</text:p>
          </table:table-cell>
          <table:table-cell office:value-type="float" office:value="40.097427000000003" table:style-name="ce1">
            <text:p>40,097427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Ruinart Brut Rose’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130" table:style-name="ce6">
            <text:p>1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fdrsyc3d30fzdm74bn4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Dom Ruinart Rosé Brut Champagne</text:p>
          </table:table-cell>
          <table:table-cell office:value-type="string" table:style-name="ce1">
            <text:p>Ruinart</text:p>
          </table:table-cell>
          <table:table-cell office:value-type="float" office:value="42.640770000000003" table:style-name="ce1">
            <text:p>42,64077</text:p>
          </table:table-cell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R Dom Perignon VINTAG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0" table:style-name="ce6">
            <text:p>2010</text:p>
          </table:table-cell>
          <table:table-cell office:value-type="float" office:value="290" table:style-name="ce6">
            <text:p>2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q5hvwrcr5dxtbzer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Vintage Brut Champagne</text:p>
          </table:table-cell>
          <table:table-cell office:value-type="string" table:style-name="ce1">
            <text:p>Dom Pérignon</text:p>
          </table:table-cell>
          <table:table-cell office:value-type="float" office:value="44.292349999999999" table:style-name="ce1">
            <text:p>44,2923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 DE VENOGE Princes De Blanc de Blanc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115" table:style-name="ce6">
            <text:p>1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fe7qzp7rr0tzg52d4zm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rinces Blanc de Blancs Champagne</text:p>
          </table:table-cell>
          <table:table-cell office:value-type="string" table:style-name="ce1">
            <text:p>De Venoge</text:p>
          </table:table-cell>
          <table:table-cell office:value-type="float" office:value="62.111690000000003" table:style-name="ce1">
            <text:p>62,11169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 DE VENOGE Princes Ros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120" table:style-name="ce6">
            <text:p>1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e2nsjwd6d805a7zcyk4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rinces Rosé Champagne</text:p>
          </table:table-cell>
          <table:table-cell office:value-type="string" table:style-name="ce1">
            <text:p>De Venoge</text:p>
          </table:table-cell>
          <table:table-cell office:value-type="float" office:value="41.829436999999999" table:style-name="ce1">
            <text:p>41,82943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 DE VENOGE Princes Blanc de Noir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115" table:style-name="ce6">
            <text:p>1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fe7qzp7rr0tzg52d4zm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rinces Blanc de Blancs Champagne</text:p>
          </table:table-cell>
          <table:table-cell office:value-type="string" table:style-name="ce1">
            <text:p>De Venoge</text:p>
          </table:table-cell>
          <table:table-cell office:value-type="float" office:value="50.170937000000002" table:style-name="ce1">
            <text:p>50,17093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Merlot Rosé Meris St. Paul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tmbwdx4fxs7bp0bx6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Meris Merlot Rosè</text:p>
          </table:table-cell>
          <table:table-cell office:value-type="string" table:style-name="ce1">
            <text:p>Kellerei St. Pauls</text:p>
          </table:table-cell>
          <table:table-cell office:value-type="float" office:value="33.807724" table:style-name="ce1">
            <text:p>33,807724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Lagrein Rose` - Pfannenstielhof</text:p>
          </table:table-cell>
          <table:table-cell table:style-name="ce1"/>
          <table:table-cell office:value-type="string" table:style-name="ce1">
            <text:p>Sieger beim Autochtona Award</text:p>
          </table:table-cell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cw4dfxbzjkjwn1237yr18z6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Lagrein Rosé</text:p>
          </table:table-cell>
          <table:table-cell office:value-type="string" table:style-name="ce1">
            <text:p>Pfannenstielhof</text:p>
          </table:table-cell>
          <table:table-cell office:value-type="float" office:value="41.665801999999999" table:style-name="ce1">
            <text:p>41,665802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„ROTE ROSE“ KELLEREI NALS MARGREID Halbtrocke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zb94jpm7t501wmka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Rote Rose</text:p>
          </table:table-cell>
          <table:table-cell office:value-type="string" table:style-name="ce1">
            <text:p>Nals Margreid</text:p>
          </table:table-cell>
          <table:table-cell office:value-type="float" office:value="48.160299999999999" table:style-name="ce1">
            <text:p>48,160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oave Classico Bio Pieropan Venet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8" table:style-name="ce6">
            <text:p>2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j4ahty016zbqf90zeg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oave Classico</text:p>
          </table:table-cell>
          <table:table-cell office:value-type="string" table:style-name="ce1">
            <text:p>Pieropan</text:p>
          </table:table-cell>
          <table:table-cell office:value-type="float" office:value="40.617274999999999" table:style-name="ce1">
            <text:p>40,617275</text:p>
          </table:table-cell>
          <table:table-cell office:value-type="float" office:value="10" table:style-name="ce1">
            <text:p>10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UGANA - CA DEI FRATI Lombarda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21816c7pdatn9v5fq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I Frati Lugana</text:p>
          </table:table-cell>
          <table:table-cell office:value-type="string" table:style-name="ce1">
            <text:p>Cà dei Frati</text:p>
          </table:table-cell>
          <table:table-cell office:value-type="float" office:value="47.855896000000001" table:style-name="ce1">
            <text:p>47,855896</text:p>
          </table:table-cell>
          <table:table-cell office:value-type="float" office:value="9" table:style-name="ce1">
            <text:p>9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ROSSJ BASS - GAJA PIEMONT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95" table:style-name="ce6">
            <text:p>9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p0wnh0289kv106za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ossj-Bass Langhe</text:p>
          </table:table-cell>
          <table:table-cell office:value-type="string" table:style-name="ce1">
            <text:p>Gaja</text:p>
          </table:table-cell>
          <table:table-cell office:value-type="float" office:value="34.624954000000002" table:style-name="ce1">
            <text:p>34,6249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1 x 2021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ATERLE - EBERLE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dpchz37phhyxhrgta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laterle</text:p>
          </table:table-cell>
          <table:table-cell office:value-type="string" table:style-name="ce1">
            <text:p>Eberlehof</text:p>
          </table:table-cell>
          <table:table-cell office:value-type="float" office:value="48.096443000000001" table:style-name="ce1">
            <text:p>48,09644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ÜNER VELTLINER - KELLEREI EISACKTA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7" table:style-name="ce6">
            <text:p>2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hs04rxp1dg440685b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üner Veltliner</text:p>
          </table:table-cell>
          <table:table-cell office:value-type="string" table:style-name="ce1">
            <text:p>Kellerei Eisacktal - Cantina Valle Isarco</text:p>
          </table:table-cell>
          <table:table-cell office:value-type="float" office:value="34.204555999999997" table:style-name="ce1">
            <text:p>34,204556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ÜNER VELTLINER - EBN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2jxv8ss0d30tn6ess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rüner Veltliner</text:p>
          </table:table-cell>
          <table:table-cell office:value-type="string" table:style-name="ce1">
            <text:p>Ebner-Ebenauer</text:p>
          </table:table-cell>
          <table:table-cell office:value-type="float" office:value="33.370376999999998" table:style-name="ce1">
            <text:p>33,370377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GRIGIO - Kellerei Gi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pm821k2czmn9xt9zsc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Grigio</text:p>
          </table:table-cell>
          <table:table-cell office:value-type="string" table:style-name="ce1">
            <text:p>Girlan</text:p>
          </table:table-cell>
          <table:table-cell office:value-type="float" office:value="32.804209999999998" table:style-name="ce1">
            <text:p>32,80421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Grigio “Punggl” Kellerei Nals Margreid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0bp2fctnk2bf86eg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unggl Pinot Grigio</text:p>
          </table:table-cell>
          <table:table-cell office:value-type="string" table:style-name="ce1">
            <text:p>Nals Margreid</text:p>
          </table:table-cell>
          <table:table-cell office:value-type="float" office:value="58.922432000000001" table:style-name="ce1">
            <text:p>58,922432</text:p>
          </table:table-cell>
          <table:table-cell office:value-type="float" office:value="8" table:style-name="ce1">
            <text:p>8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GRIGIO UNTEREBNER - Kellerei TRAMI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xg5g76922shspm60e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Unterebner Pinot Grigio</text:p>
          </table:table-cell>
          <table:table-cell office:value-type="string" table:style-name="ce1">
            <text:p>Tramin</text:p>
          </table:table-cell>
          <table:table-cell office:value-type="float" office:value="45.202537999999997" table:style-name="ce1">
            <text:p>45,202538</text:p>
          </table:table-cell>
          <table:table-cell office:value-type="float" office:value="8" table:style-name="ce1">
            <text:p>8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. Vorberg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yj9f3adjf8eqj5727qp5j9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Bianco Vorberg</text:p>
          </table:table-cell>
          <table:table-cell office:value-type="string" table:style-name="ce1">
            <text:p>Terlan (Terlano)</text:p>
          </table:table-cell>
          <table:table-cell office:value-type="float" office:value="46.119529999999997" table:style-name="ce1">
            <text:p>46,11953</text:p>
          </table:table-cell>
          <table:table-cell office:value-type="float" office:value="6" table:style-name="ce1">
            <text:p>6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urgunder “Sirmian” Kellerei Nals Margreid</text:p>
          </table:table-cell>
          <table:table-cell table:style-name="ce1"/>
          <table:table-cell office:value-type="string" table:style-name="ce1">
            <text:p>Gambero Rosso 3 Bicchieri, James Suckling 95 Punkte</text:p>
          </table:table-cell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tf36964px55qxye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irmian Pinot Bianco</text:p>
          </table:table-cell>
          <table:table-cell office:value-type="string" table:style-name="ce1">
            <text:p>Nals Margreid</text:p>
          </table:table-cell>
          <table:table-cell office:value-type="float" office:value="48.194133999999998" table:style-name="ce1">
            <text:p>48,194134</text:p>
          </table:table-cell>
          <table:table-cell office:value-type="float" office:value="7" table:style-name="ce1">
            <text:p>7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urgunder „Tecum“ Weingut Castelfeder nur Magnum 1,50 l -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20" table:style-name="ce6">
            <text:p>2020</text:p>
          </table:table-cell>
          <table:table-cell office:value-type="float" office:value="89" table:style-name="ce6">
            <text:p>8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sxmwg9rwheq6gt9kqzdh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Tecum Pinot Bianco</text:p>
          </table:table-cell>
          <table:table-cell office:value-type="string" table:style-name="ce1">
            <text:p>Castelfeder</text:p>
          </table:table-cell>
          <table:table-cell office:value-type="float" office:value="36.701650000000001" table:style-name="ce1">
            <text:p>36,70165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YLVANER „PRAEPOSITUS“ - NEUSTIFT</text:p>
          </table:table-cell>
          <table:table-cell table:style-name="ce1"/>
          <table:table-cell office:value-type="string" table:style-name="ce1">
            <text:p>Gambero Rosso</text:p>
          </table:table-cell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bq4tyhyes4vcm6w3c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raepositus Sylvaner</text:p>
          </table:table-cell>
          <table:table-cell office:value-type="string" table:style-name="ce1">
            <text:p>Abbazia di Novacella (Stiftskellerei Neustift)</text:p>
          </table:table-cell>
          <table:table-cell office:value-type="float" office:value="32.457306000000003" table:style-name="ce1">
            <text:p>32,457306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iesling „Geieregg“ Weingut Himmelrei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40" table:style-name="ce6">
            <text:p>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varmm99zfg3da00wnm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eieregg Riesling</text:p>
          </table:table-cell>
          <table:table-cell office:value-type="string" table:style-name="ce1">
            <text:p>Himmelreich-Hof</text:p>
          </table:table-cell>
          <table:table-cell office:value-type="float" office:value="37.975166000000002" table:style-name="ce1">
            <text:p>37,975166</text:p>
          </table:table-cell>
          <table:table-cell office:value-type="float" office:value="7" table:style-name="ce1">
            <text:p>7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KERNER „PRAEPOSITUS“ - KLOSTER NEUSTIFT</text:p>
          </table:table-cell>
          <table:table-cell table:style-name="ce1"/>
          <table:table-cell office:value-type="string" table:style-name="ce1">
            <text:p>Wine Hunter Award Platinum &amp; Gold</text:p>
          </table:table-cell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bqpkdt1kxf4qvpa0ev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raepositus Kerner</text:p>
          </table:table-cell>
          <table:table-cell office:value-type="string" table:style-name="ce1">
            <text:p>Abbazia di Novacella (Stiftskellerei Neustift)</text:p>
          </table:table-cell>
          <table:table-cell office:value-type="float" office:value="32.804076999999999" table:style-name="ce1">
            <text:p>32,804077</text:p>
          </table:table-cell>
          <table:table-cell office:value-type="float" office:value="3" table:style-name="ce1">
            <text:p>3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„Magred“ Kellerei Nals Margreid</text:p>
          </table:table-cell>
          <table:table-cell table:style-name="ce1"/>
          <table:table-cell office:value-type="string" table:style-name="ce1">
            <text:p>James Suckling 92 Punkte</text:p>
          </table:table-cell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z7npg54r64bbttkg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agred Chardonnay</text:p>
          </table:table-cell>
          <table:table-cell office:value-type="string" table:style-name="ce1">
            <text:p>Nals Margreid</text:p>
          </table:table-cell>
          <table:table-cell office:value-type="float" office:value="64.483599999999996" table:style-name="ce1">
            <text:p>64,4836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„Bioland“ Riedingerhof Mer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cw4dg7645shfpc7k0p9fhv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</text:p>
          </table:table-cell>
          <table:table-cell office:value-type="string" table:style-name="ce1">
            <text:p>Riedingerhof</text:p>
          </table:table-cell>
          <table:table-cell office:value-type="float" office:value="35.133330000000001" table:style-name="ce1">
            <text:p>35,13333</text:p>
          </table:table-cell>
          <table:table-cell office:value-type="float" office:value="6" table:style-name="ce1">
            <text:p>6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„KREUTH“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8b7921b25az154dy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Kreuth</text:p>
          </table:table-cell>
          <table:table-cell office:value-type="string" table:style-name="ce1">
            <text:p>Terlan (Terlano)</text:p>
          </table:table-cell>
          <table:table-cell office:value-type="float" office:value="51.752426" table:style-name="ce1">
            <text:p>51,752426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Riserva „Baron Salvadori“ Kellerei Nals Margreid</text:p>
          </table:table-cell>
          <table:table-cell table:style-name="ce1"/>
          <table:table-cell office:value-type="string" table:style-name="ce1">
            <text:p>James Suckling 95 Punkte</text:p>
          </table:table-cell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52" table:style-name="ce6">
            <text:p>5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7wgwjpn9sr6pybcb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aron Salvadori Chardonnay Riserva</text:p>
          </table:table-cell>
          <table:table-cell office:value-type="string" table:style-name="ce1">
            <text:p>Nals Margreid</text:p>
          </table:table-cell>
          <table:table-cell office:value-type="float" office:value="60.039192" table:style-name="ce1">
            <text:p>60,039192</text:p>
          </table:table-cell>
          <table:table-cell office:value-type="float" office:value="2" table:style-name="ce1">
            <text:p>2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hardonnay „Troy“ Kellerei Trami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98" table:style-name="ce6">
            <text:p>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xg5dqfvxezrrmbb28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Troy Reserva Chardonnay</text:p>
          </table:table-cell>
          <table:table-cell office:value-type="string" table:style-name="ce1">
            <text:p>Tramin</text:p>
          </table:table-cell>
          <table:table-cell office:value-type="float" office:value="35.437331999999998" table:style-name="ce1">
            <text:p>35,437332</text:p>
          </table:table-cell>
          <table:table-cell office:value-type="float" office:value="5" table:style-name="ce1">
            <text:p>5</text:p>
          </table:table-cell>
          <table:table-cell table:number-columns-repeated="1636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“Myra” Ansitz Waldgrie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m3nxqjhebp455ypt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yra</text:p>
          </table:table-cell>
          <table:table-cell office:value-type="string" table:style-name="ce1">
            <text:p>Ansitz Waldgries</text:p>
          </table:table-cell>
          <table:table-cell office:value-type="float" office:value="54.904719999999998" table:style-name="ce1">
            <text:p>54,90472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„MANTELE“ KELLEREI NALS MARGREI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wvzvssy1bgtbbagw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antele Sauvignon</text:p>
          </table:table-cell>
          <table:table-cell office:value-type="string" table:style-name="ce1">
            <text:p>Nals Margreid</text:p>
          </table:table-cell>
          <table:table-cell office:value-type="float" office:value="53.250618000000003" table:style-name="ce1">
            <text:p>53,2506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 x 2021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“Lafoa” Kellerei Schreckbich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91kx6d5rhyzts8a6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afóa Sauvignon</text:p>
          </table:table-cell>
          <table:table-cell office:value-type="string" table:style-name="ce1">
            <text:p>Colterenzio (Schreckbichl)</text:p>
          </table:table-cell>
          <table:table-cell office:value-type="float" office:value="33.937553000000001" table:style-name="ce1">
            <text:p>33,937553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“QUARZ”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84" table:style-name="ce6">
            <text:p>8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5kqa21f0wdpx6t3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Quarz Sauvignon</text:p>
          </table:table-cell>
          <table:table-cell office:value-type="string" table:style-name="ce1">
            <text:p>Terlan (Terlano)</text:p>
          </table:table-cell>
          <table:table-cell office:value-type="float" office:value="51.522857999999999" table:style-name="ce1">
            <text:p>51,52285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8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“QUARZ” Kellerei Terl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60" table:style-name="ce6">
            <text:p>1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5kqa21f0wdpx6t3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Quarz Sauvignon</text:p>
          </table:table-cell>
          <table:table-cell office:value-type="string" table:style-name="ce1">
            <text:p>Terlan (Terlano)</text:p>
          </table:table-cell>
          <table:table-cell office:value-type="float" office:value="51.522857999999999" table:style-name="ce1">
            <text:p>51,5228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x 2021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“QUARZ” Kellerei Terlan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22" table:style-name="ce6">
            <text:p>2022</text:p>
          </table:table-cell>
          <table:table-cell office:value-type="float" office:value="298" table:style-name="ce6">
            <text:p>2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5kqa21f0wdpx6t3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Quarz Sauvignon</text:p>
          </table:table-cell>
          <table:table-cell office:value-type="string" table:style-name="ce1">
            <text:p>Terlan (Terlano)</text:p>
          </table:table-cell>
          <table:table-cell office:value-type="float" office:value="51.522857999999999" table:style-name="ce1">
            <text:p>51,522858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EWÜRZTRAMINER “SELIDA” KELLEREI TRAMI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xgbgzxzhnp2khrrwws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elida Gewürztraminer</text:p>
          </table:table-cell>
          <table:table-cell office:value-type="string" table:style-name="ce1">
            <text:p>Tramin</text:p>
          </table:table-cell>
          <table:table-cell office:value-type="float" office:value="41.088549999999998" table:style-name="ce1">
            <text:p>41,0885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EWÜRZTRAMINER “CONCERTO” ELENA WAL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44" table:style-name="ce6">
            <text:p>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6r3bs9rtscwvae7kt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oncerto Grosso Gewürztraminer</text:p>
          </table:table-cell>
          <table:table-cell office:value-type="string" table:style-name="ce1">
            <text:p>Elena Walch</text:p>
          </table:table-cell>
          <table:table-cell office:value-type="float" office:value="50.288764999999998" table:style-name="ce1">
            <text:p>50,28876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ewürztraminer “Nussbaumer” Kellerei Trami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7" table:style-name="ce6">
            <text:p>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xgwvqvqhjhsn8v8t7z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Nussbaumer Gewürztraminer</text:p>
          </table:table-cell>
          <table:table-cell office:value-type="string" table:style-name="ce1">
            <text:p>Tramin</text:p>
          </table:table-cell>
          <table:table-cell office:value-type="float" office:value="42.897460000000002" table:style-name="ce1">
            <text:p>42,89746</text:p>
          </table:table-cell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Terlaner Klassich Cuvee -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0zrsanx71j9ts3e4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Cuvée Terlaner (Classico)</text:p>
          </table:table-cell>
          <table:table-cell office:value-type="string" table:style-name="ce1">
            <text:p>Terlan (Terlano)</text:p>
          </table:table-cell>
          <table:table-cell office:value-type="float" office:value="53.601616" table:style-name="ce1">
            <text:p>53,601616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„Giovo“ Cuvee Bergkellerei Passei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51" table:style-name="ce6">
            <text:p>5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94wbjx6m6h8k0rc3zyx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Giovo</text:p>
          </table:table-cell>
          <table:table-cell office:value-type="string" table:style-name="ce1">
            <text:p>Bergkellerei Passeier</text:p>
          </table:table-cell>
          <table:table-cell office:value-type="float" office:value="60.461936999999999" table:style-name="ce1">
            <text:p>60,461937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“Nova Domus” Riserva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9np0cz4842jxkmp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iserva Nova Domus Terlaner</text:p>
          </table:table-cell>
          <table:table-cell office:value-type="string" table:style-name="ce1">
            <text:p>Terlan (Terlano)</text:p>
          </table:table-cell>
          <table:table-cell office:value-type="float" office:value="56.612299999999998" table:style-name="ce1">
            <text:p>56,6123</text:p>
          </table:table-cell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„Dolomytos“ Weisswein Cuvee Weingut Dolomytos</text:p>
          </table:table-cell>
          <table:table-cell table:style-name="ce1"/>
          <table:table-cell office:value-type="string" table:style-name="ce1">
            <text:p>Cuvee aus Südtiroler und Griechischen Rebsorten</text:p>
          </table:table-cell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64" table:style-name="ce6">
            <text:p>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y280zdn8ek2ebhzp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Dolomytos Weißwein</text:p>
          </table:table-cell>
          <table:table-cell office:value-type="string" table:style-name="ce1">
            <text:p>Ansitz Dolomytos</text:p>
          </table:table-cell>
          <table:table-cell office:value-type="float" office:value="82.781379999999999" table:style-name="ce1">
            <text:p>82,78138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“Beyond The Clouds” Cuvee Weingut Elena Walch</text:p>
          </table:table-cell>
          <table:table-cell table:style-name="ce1"/>
          <table:table-cell office:value-type="string" table:style-name="ce1">
            <text:p>GamberoRosso . Veronelli . Bibenda</text:p>
          </table:table-cell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90" table:style-name="ce6">
            <text:p>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6x7xf11p195ys5yks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Beyond the Clouds</text:p>
          </table:table-cell>
          <table:table-cell office:value-type="string" table:style-name="ce1">
            <text:p>Elena Walch</text:p>
          </table:table-cell>
          <table:table-cell office:value-type="float" office:value="57.006565000000002" table:style-name="ce1">
            <text:p>57,00656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„LR“ Cuvee Kellerei Schreckbichl</text:p>
          </table:table-cell>
          <table:table-cell table:style-name="ce1"/>
          <table:table-cell office:value-type="string" table:style-name="ce1">
            <text:p>Falstaff : 95 Punkte</text:p>
          </table:table-cell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124" table:style-name="ce6">
            <text:p>12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492fr5ca6kj4bcg3qk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LR</text:p>
          </table:table-cell>
          <table:table-cell office:value-type="string" table:style-name="ce1">
            <text:p>Colterenzio (Schreckbichl)</text:p>
          </table:table-cell>
          <table:table-cell office:value-type="float" office:value="34.598526" table:style-name="ce1">
            <text:p>34,598526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„Nama“ Cuvee Kellerei Nals Margreid</text:p>
          </table:table-cell>
          <table:table-cell table:style-name="ce1"/>
          <table:table-cell office:value-type="string" table:style-name="ce1">
            <text:p>Robert Parker 96 Punkte, James Suckling 97 Punkte</text:p>
          </table:table-cell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143" table:style-name="ce6">
            <text:p>1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j337pq3rg2ys5snjqz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Nals Margreid</text:p>
          </table:table-cell>
          <table:table-cell office:value-type="float" office:value="48.868429999999996" table:style-name="ce1">
            <text:p>48,8684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„Appius“ Cuvee Kellerei St. Michael - Eppan</text:p>
          </table:table-cell>
          <table:table-cell table:style-name="ce1"/>
          <table:table-cell office:value-type="string" table:style-name="ce1">
            <text:p>Robert Parker 95+ Punkte</text:p>
          </table:table-cell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yxxe6zv6hev5pa5jb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Appius</text:p>
          </table:table-cell>
          <table:table-cell office:value-type="string" table:style-name="ce1">
            <text:p>St. Michael-Eppan</text:p>
          </table:table-cell>
          <table:table-cell office:value-type="float" office:value="49.299346999999997" table:style-name="ce1">
            <text:p>49,299347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ERNATSCH „SCHICKENBURG“ - KELLEREI MER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1mqv62ngwhn5zcqtte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raf von Meran Schickenburg</text:p>
          </table:table-cell>
          <table:table-cell office:value-type="string" table:style-name="ce1">
            <text:p>Kellerei Meran</text:p>
          </table:table-cell>
          <table:table-cell office:value-type="float" office:value="50.688896" table:style-name="ce1">
            <text:p>50,688896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T.MAGDALENER CLASSICO - KELLEREI WALDGRIES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9" table:style-name="ce6">
            <text:p>2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xmrh60e659pcec82r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t.Magdalener Classico</text:p>
          </table:table-cell>
          <table:table-cell office:value-type="string" table:style-name="ce1">
            <text:p>Ansitz Waldgries</text:p>
          </table:table-cell>
          <table:table-cell office:value-type="float" office:value="40.762782999999999" table:style-name="ce1">
            <text:p>40,76278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4 x 2023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Kalterersee „Bischofsleiten“ Castel Sallegg</text:p>
          </table:table-cell>
          <table:table-cell table:style-name="ce1"/>
          <table:table-cell office:value-type="string" table:style-name="ce1">
            <text:p>Gambero Rosso 3 bicchieri, VERNATSCH-CUP: Vernatsch des Jahres</text:p>
          </table:table-cell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2" table:style-name="ce6">
            <text:p>3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r1xeqa7qjghh7edfz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ischofsleiten</text:p>
          </table:table-cell>
          <table:table-cell office:value-type="string" table:style-name="ce1">
            <text:p>Castel Sallegg</text:p>
          </table:table-cell>
          <table:table-cell office:value-type="float" office:value="52.297400000000003" table:style-name="ce1">
            <text:p>52,29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6 x 2022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ernatsch „Gschleier“ Alte Reben Kellerei Girlan</text:p>
          </table:table-cell>
          <table:table-cell table:style-name="ce1"/>
          <table:table-cell office:value-type="string" table:style-name="ce1">
            <text:p>FALSTAFF : 93 Pkt., VERNATSCH-CUP: Vernatsch des Jahres</text:p>
          </table:table-cell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b4rjgxsqh9zf0h82pxmsgh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schleier Vernatsch Alte Reben</text:p>
          </table:table-cell>
          <table:table-cell office:value-type="string" table:style-name="ce1">
            <text:p>Girlan</text:p>
          </table:table-cell>
          <table:table-cell office:value-type="float" office:value="55.217140000000001" table:style-name="ce1">
            <text:p>55,21714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. Anrar Andri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59" table:style-name="ce6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hs4297dbhyg8ngnv6y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rar Pinot Noir</text:p>
          </table:table-cell>
          <table:table-cell office:value-type="string" table:style-name="ce1">
            <text:p>Andrian</text:p>
          </table:table-cell>
          <table:table-cell office:value-type="float" office:value="34.247447999999999" table:style-name="ce1">
            <text:p>34,247448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. Baltasius schloss engla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62" table:style-name="ce6">
            <text:p>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wwcz6g9k7q7t7t06j26tp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altasius Pinot Noir Riserva</text:p>
          </table:table-cell>
          <table:table-cell office:value-type="string" table:style-name="ce1">
            <text:p>Schloss Englar</text:p>
          </table:table-cell>
          <table:table-cell office:value-type="float" office:value="49.043872999999998" table:style-name="ce1">
            <text:p>49,043873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„VINSCHGAU“ - KELLEREI MER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1mme1g80nm4fwcj7ra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inschgau Blauburgunder</text:p>
          </table:table-cell>
          <table:table-cell office:value-type="string" table:style-name="ce1">
            <text:p>Kellerei Meran</text:p>
          </table:table-cell>
          <table:table-cell office:value-type="float" office:value="54.830455999999998" table:style-name="ce1">
            <text:p>54,830456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RISERVA „MONTICOL“ -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47" table:style-name="ce6">
            <text:p>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agw365140he6yvs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oir Riserva Monticol</text:p>
          </table:table-cell>
          <table:table-cell office:value-type="string" table:style-name="ce1">
            <text:p>Terlan (Terlano)</text:p>
          </table:table-cell>
          <table:table-cell office:value-type="float" office:value="51.307217000000001" table:style-name="ce1">
            <text:p>51,3072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6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air Aton Elena Wal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190" table:style-name="ce6">
            <text:p>1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6rbg23ev9fdyw7ar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ton Pinot Noir Riserva</text:p>
          </table:table-cell>
          <table:table-cell office:value-type="string" table:style-name="ce1">
            <text:p>Elena Walch</text:p>
          </table:table-cell>
          <table:table-cell office:value-type="float" office:value="51.980625000000003" table:style-name="ce1">
            <text:p>51,980625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ero Mason di mason manincor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20" table:style-name="ce6">
            <text:p>2020</text:p>
          </table:table-cell>
          <table:table-cell office:value-type="float" office:value="85" table:style-name="ce6">
            <text:p>8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78jz57rmx7y4yqhqq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ason di Mason</text:p>
          </table:table-cell>
          <table:table-cell office:value-type="string" table:style-name="ce1">
            <text:p>Manincor</text:p>
          </table:table-cell>
          <table:table-cell office:value-type="float" office:value="48.061855000000001" table:style-name="ce1">
            <text:p>48,061855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oir Riserva „Trattmann“ Kellerei Girlan</text:p>
          </table:table-cell>
          <table:table-cell table:style-name="ce1"/>
          <table:table-cell office:value-type="string" table:style-name="ce1">
            <text:p>Gambero Rosso 3 bicchieri, Robert Parker 94 Punkte</text:p>
          </table:table-cell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60" table:style-name="ce6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txgmhcw3y7x327kx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rattmann Pinot Noir Riserva</text:p>
          </table:table-cell>
          <table:table-cell office:value-type="string" table:style-name="ce1">
            <text:p>Girlan</text:p>
          </table:table-cell>
          <table:table-cell office:value-type="float" office:value="44.360095999999999" table:style-name="ce1">
            <text:p>44,360096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“Ludwig” Weingut Elena Wal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61" table:style-name="ce6">
            <text:p>6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63y4xhj4xhmpssq3w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udwig Pinot Nero</text:p>
          </table:table-cell>
          <table:table-cell office:value-type="string" table:style-name="ce1">
            <text:p>Elena Walch</text:p>
          </table:table-cell>
          <table:table-cell office:value-type="float" office:value="48.786385000000003" table:style-name="ce1">
            <text:p>48,786385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oir Riserva “Renaissance” Gump 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80" table:style-name="ce6">
            <text:p>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wwcz6ybdn4p3n24a180rwm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enaissance Pinot Noir Riserva</text:p>
          </table:table-cell>
          <table:table-cell office:value-type="string" table:style-name="ce1">
            <text:p>Markus Prackwieser Gump Hof</text:p>
          </table:table-cell>
          <table:table-cell office:value-type="float" office:value="43.276000000000003" table:style-name="ce1">
            <text:p>43,276</text:p>
          </table:table-cell>
          <table:table-cell office:value-type="float" office:value="9" table:style-name="ce1">
            <text:p>9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ero “Ponkler” Franz Haa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108" table:style-name="ce6">
            <text:p>10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c5qb5cetv3jrpkk8pm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ònkler</text:p>
          </table:table-cell>
          <table:table-cell office:value-type="string" table:style-name="ce1">
            <text:p>Franz Haas</text:p>
          </table:table-cell>
          <table:table-cell office:value-type="float" office:value="43.524548000000003" table:style-name="ce1">
            <text:p>43,524548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oir Riserva „Curlan” Kellerei Girlan</text:p>
          </table:table-cell>
          <table:table-cell table:style-name="ce1"/>
          <table:table-cell office:value-type="string" table:style-name="ce1">
            <text:p>Robert Parker 93 Punkte Falstaff 95 Punkte</text:p>
          </table:table-cell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119" table:style-name="ce6">
            <text:p>11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pm7p3pekabgw88zacw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urlan Pinot Noir Riserva</text:p>
          </table:table-cell>
          <table:table-cell office:value-type="string" table:style-name="ce1">
            <text:p>Girlan</text:p>
          </table:table-cell>
          <table:table-cell office:value-type="float" office:value="49.491076999999997" table:style-name="ce1">
            <text:p>49,491077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“THE WINE COLLECTION” St. Michael Epp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55" table:style-name="ce6">
            <text:p>1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scs5qg8h77qnc1rs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he Wine Collection Pinot Noir Riserva</text:p>
          </table:table-cell>
          <table:table-cell office:value-type="string" table:style-name="ce1">
            <text:p>St. Michael-Eppan</text:p>
          </table:table-cell>
          <table:table-cell office:value-type="float" office:value="47.689754000000001" table:style-name="ce1">
            <text:p>47,6897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 x 2018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not Noir Riserva „Vigna Ganger“ Kellerei Girlan</text:p>
          </table:table-cell>
          <table:table-cell table:style-name="ce1"/>
          <table:table-cell office:value-type="string" table:style-name="ce1">
            <text:p>Robert Parker 95+ Punkte Falstaff 97 Punkte</text:p>
          </table:table-cell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158" table:style-name="ce6">
            <text:p>1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pmtysvk48mrdbc8n5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igna Ganger Pinot Noir Riserva</text:p>
          </table:table-cell>
          <table:table-cell office:value-type="string" table:style-name="ce1">
            <text:p>Girlan</text:p>
          </table:table-cell>
          <table:table-cell office:value-type="float" office:value="44.543039999999998" table:style-name="ce1">
            <text:p>44,543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 x 2019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„Levad“ Kellerei Nals Margrei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bqsw4vswax6agr8k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vad Merlot</text:p>
          </table:table-cell>
          <table:table-cell office:value-type="string" table:style-name="ce1">
            <text:p>Nals Margreid</text:p>
          </table:table-cell>
          <table:table-cell office:value-type="float" office:value="56.827240000000003" table:style-name="ce1">
            <text:p>56,82724</text:p>
          </table:table-cell>
          <table:table-cell office:value-type="float" office:value="0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brenntal kurtats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65" table:style-name="ce6">
            <text:p>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v03g64rzcatxnbg9f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enntal Merlot</text:p>
          </table:table-cell>
          <table:table-cell office:value-type="string" table:style-name="ce1">
            <text:p>Cantina Kurtatsch</text:p>
          </table:table-cell>
          <table:table-cell office:value-type="float" office:value="37.024436999999999" table:style-name="ce1">
            <text:p>37,0244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 x 2019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Siebeneich kellerei boze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pg4py5d7tbkjynb3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Siebeneich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0.183259999999997" table:style-name="ce1">
            <text:p>40,18326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„Valpitan“ WEINGUT PFÖSTL Schenn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ezfgt6j22j4fnghqksk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alpitan Merlot Riserva</text:p>
          </table:table-cell>
          <table:table-cell office:value-type="string" table:style-name="ce1">
            <text:p>Weingut Pfostl</text:p>
          </table:table-cell>
          <table:table-cell office:value-type="float" office:value="49.590443" table:style-name="ce1">
            <text:p>49,59044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„Gand“ Kellerei Andrian</text:p>
          </table:table-cell>
          <table:table-cell table:style-name="ce1"/>
          <table:table-cell office:value-type="string" table:style-name="ce1">
            <text:p>Robert Parker 93 Punkte</text:p>
          </table:table-cell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64" table:style-name="ce6">
            <text:p>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fh81000dkhjr5nycrc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Gant</text:p>
          </table:table-cell>
          <table:table-cell office:value-type="string" table:style-name="ce1">
            <text:p>Andrian</text:p>
          </table:table-cell>
          <table:table-cell office:value-type="float" office:value="28.599381999999999" table:style-name="ce1">
            <text:p>28,599382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„Nussleiten“ Castel Sallegg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65" table:style-name="ce6">
            <text:p>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sxmw60741s5xf8a7g1yv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ussleiten</text:p>
          </table:table-cell>
          <table:table-cell office:value-type="string" table:style-name="ce1">
            <text:p>Castel Sallegg</text:p>
          </table:table-cell>
          <table:table-cell office:value-type="float" office:value="53.010840000000002" table:style-name="ce1">
            <text:p>53,01084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„KRESSFELD“ - WEINGUT KORNELL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85" table:style-name="ce6">
            <text:p>8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ezez7xbwrgwrh61zpah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Kressfeld Merlot Riserva</text:p>
          </table:table-cell>
          <table:table-cell office:value-type="string" table:style-name="ce1">
            <text:p>Kornell</text:p>
          </table:table-cell>
          <table:table-cell office:value-type="float" office:value="46.051364999999997" table:style-name="ce1">
            <text:p>46,051365</text:p>
          </table:table-cell>
          <table:table-cell office:value-type="float" office:value="7" table:style-name="ce1">
            <text:p>7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ERLOT RISERVA „KRESSFELD“ - WEINGUT KORNELL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MAGNUM</text:p>
          </table:table-cell>
          <table:table-cell office:value-type="float" office:value="2017" table:style-name="ce6">
            <text:p>2017</text:p>
          </table:table-cell>
          <table:table-cell office:value-type="float" office:value="164" table:style-name="ce6">
            <text:p>1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ezez7xbwrgwrh61zpah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Kressfeld Merlot Riserva</text:p>
          </table:table-cell>
          <table:table-cell office:value-type="string" table:style-name="ce1">
            <text:p>Kornell</text:p>
          </table:table-cell>
          <table:table-cell office:value-type="float" office:value="46.051364999999997" table:style-name="ce1">
            <text:p>46,051365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„CAMPANER“ - KELLEREI KALTER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34" table:style-name="ce6">
            <text:p>3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g8terh0mgz2f03eeq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mpaner Cabernet Sauvignon Riserva</text:p>
          </table:table-cell>
          <table:table-cell office:value-type="string" table:style-name="ce1">
            <text:p>Kaltern</text:p>
          </table:table-cell>
          <table:table-cell office:value-type="float" office:value="32.714385999999998" table:style-name="ce1">
            <text:p>32,7143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Riserva „Lafot“ Kellerei Nals Margrei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40" table:style-name="ce6">
            <text:p>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y9hn9s2498zg5ar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fot Cabernet Riserva</text:p>
          </table:table-cell>
          <table:table-cell office:value-type="string" table:style-name="ce1">
            <text:p>Nals Margreid</text:p>
          </table:table-cell>
          <table:table-cell office:value-type="float" office:value="55.995956" table:style-name="ce1">
            <text:p>55,995956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„ISTRICE“ - ELENA WAL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6820wjbdg9fbdw02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Istrice</text:p>
          </table:table-cell>
          <table:table-cell office:value-type="string" table:style-name="ce1">
            <text:p>Elena Walch</text:p>
          </table:table-cell>
          <table:table-cell office:value-type="float" office:value="51.935380000000002" table:style-name="ce1">
            <text:p>51,93538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„FREIENFELD“ KELLEREI KURTATSCH</text:p>
          </table:table-cell>
          <table:table-cell table:style-name="ce1"/>
          <table:table-cell office:value-type="string" table:style-name="ce1">
            <text:p>trebicchieri, Gambero Rosso</text:p>
          </table:table-cell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8rshj1vbhpgcwdy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sitz Freienfeld Cabernet</text:p>
          </table:table-cell>
          <table:table-cell office:value-type="string" table:style-name="ce1">
            <text:p>Cantina Kurtatsch</text:p>
          </table:table-cell>
          <table:table-cell office:value-type="float" office:value="34.828575000000001" table:style-name="ce1">
            <text:p>34,82857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2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„FREIENFELD“ KELLEREI KURTATSCH</text:p>
          </table:table-cell>
          <table:table-cell table:style-name="ce1"/>
          <table:table-cell office:value-type="string" table:style-name="ce1">
            <text:p>trebicchieri, Gambero Rosso</text:p>
          </table:table-cell>
          <table:table-cell office:value-type="string" table:style-name="ce1">
            <text:p>MAGNUM</text:p>
          </table:table-cell>
          <table:table-cell office:value-type="float" office:value="2018" table:style-name="ce6">
            <text:p>2018</text:p>
          </table:table-cell>
          <table:table-cell office:value-type="float" office:value="136" table:style-name="ce6">
            <text:p>1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8rshj1vbhpgcwdy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sitz Freienfeld Cabernet</text:p>
          </table:table-cell>
          <table:table-cell office:value-type="string" table:style-name="ce1">
            <text:p>Cantina Kurtatsch</text:p>
          </table:table-cell>
          <table:table-cell office:value-type="float" office:value="34.828575000000001" table:style-name="ce1">
            <text:p>34,82857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„TOREN“ TIEFENBRUNN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15" table:style-name="ce6">
            <text:p>11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vfhs28y8xmmryes74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oren</text:p>
          </table:table-cell>
          <table:table-cell office:value-type="string" table:style-name="ce1">
            <text:p>Tiefenbrunner</text:p>
          </table:table-cell>
          <table:table-cell office:value-type="float" office:value="40.882755000000003" table:style-name="ce1">
            <text:p>40,88275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GRIES VILLA SCHMID - SCHMID OBERRAUTN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8b3jve2v3bhek4vafnm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Gries Villa Schmid</text:p>
          </table:table-cell>
          <table:table-cell office:value-type="string" table:style-name="ce1">
            <text:p>Schmid Oberrautner</text:p>
          </table:table-cell>
          <table:table-cell office:value-type="float" office:value="96.266945000000007" table:style-name="ce1">
            <text:p>96,26694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„Valpitan“ Weingut Pföstl Schenn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50" table:style-name="ce6">
            <text:p>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g365tt1bdgna30887r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alpitan Lagrein Riserva</text:p>
          </table:table-cell>
          <table:table-cell office:value-type="string" table:style-name="ce1">
            <text:p>Weingut Pfostl</text:p>
          </table:table-cell>
          <table:table-cell office:value-type="float" office:value="52.886665000000001" table:style-name="ce1">
            <text:p>52,886665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„Mirell“ Ansitz Waldgries</text:p>
          </table:table-cell>
          <table:table-cell table:style-name="ce1"/>
          <table:table-cell office:value-type="string" table:style-name="ce1">
            <text:p>Gambero Rosso 3 bicchieri, Falstaff 93 Punkte</text:p>
          </table:table-cell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62" table:style-name="ce6">
            <text:p>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jmc5trft3fn3tf0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Mirell</text:p>
          </table:table-cell>
          <table:table-cell office:value-type="string" table:style-name="ce1">
            <text:p>Ansitz Waldgries</text:p>
          </table:table-cell>
          <table:table-cell office:value-type="float" office:value="57.666893000000002" table:style-name="ce1">
            <text:p>57,666893</text:p>
          </table:table-cell>
          <table:table-cell office:value-type="float" office:value="9" table:style-name="ce1">
            <text:p>9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„TABER“ KELLEREI BOZEN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g9tcrx4kt4gktkck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Taber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6.200736999999997" table:style-name="ce1">
            <text:p>46,20073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6 x 2021</text:p>
          </table:table-cell>
          <table:table-cell table:number-columns-repeated="1636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„TABER“ KELLEREI BOZEN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35" table:style-name="ce6">
            <text:p>13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g9tcrx4kt4gktkck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Taber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6.200736999999997" table:style-name="ce1">
            <text:p>46,200737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„TABER“ KELLEREI BOZEN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JEROBOAM</text:p>
          </table:table-cell>
          <table:table-cell office:value-type="float" office:value="2017" table:style-name="ce6">
            <text:p>2017</text:p>
          </table:table-cell>
          <table:table-cell office:value-type="float" office:value="260" table:style-name="ce6">
            <text:p>26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g9tcrx4kt4gktkck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Taber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6.200736999999997" table:style-name="ce1">
            <text:p>46,20073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„TABER“ KELLEREI BOZEN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MATHUSALEM</text:p>
          </table:table-cell>
          <table:table-cell office:value-type="float" office:value="2016" table:style-name="ce6">
            <text:p>2016</text:p>
          </table:table-cell>
          <table:table-cell office:value-type="float" office:value="510" table:style-name="ce6">
            <text:p>5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g9tcrx4kt4gktkck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Taber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6.200736999999997" table:style-name="ce1">
            <text:p>46,20073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“PORPHYR”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75" table:style-name="ce6">
            <text:p>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38gj86tet5g3ad2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Porphyr</text:p>
          </table:table-cell>
          <table:table-cell office:value-type="string" table:style-name="ce1">
            <text:p>Terlan (Terlano)</text:p>
          </table:table-cell>
          <table:table-cell office:value-type="float" office:value="59.154896000000001" table:style-name="ce1">
            <text:p>59,154896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“Gloria” Weingut Nusser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2" table:style-name="ce6">
            <text:p>2012</text:p>
          </table:table-cell>
          <table:table-cell office:value-type="float" office:value="86" table:style-name="ce6">
            <text:p>8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ppesdk19cfa35xnp8h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usserhof (Heinrich Mayr)</text:p>
          </table:table-cell>
          <table:table-cell office:value-type="float" office:value="33.359960000000001" table:style-name="ce1">
            <text:p>33,35996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“Gloria” Weingut Nusserhof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3" table:style-name="ce6">
            <text:p>2013</text:p>
          </table:table-cell>
          <table:table-cell office:value-type="float" office:value="165" table:style-name="ce6">
            <text:p>1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ppesdk19cfa35xnp8h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Nusserhof (Heinrich Mayr)</text:p>
          </table:table-cell>
          <table:table-cell office:value-type="float" office:value="33.359960000000001" table:style-name="ce1">
            <text:p>33,35996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“Weingarten Klosteranger” MURI-GRIES</text:p>
          </table:table-cell>
          <table:table-cell table:style-name="ce1"/>
          <table:table-cell office:value-type="string" table:style-name="ce1">
            <text:p>RobertParker 95 Punkte</text:p>
          </table:table-cell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99" table:style-name="ce6">
            <text:p>9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4pmmfh93j1t0fkgezz7fazr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Weingarten Klosteranger Lagrein Riserva</text:p>
          </table:table-cell>
          <table:table-cell office:value-type="string" table:style-name="ce1">
            <text:p>Muri-Gries</text:p>
          </table:table-cell>
          <table:table-cell office:value-type="float" office:value="68.885506000000007" table:style-name="ce1">
            <text:p>68,8855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 x 2017</text:p>
          </table:table-cell>
          <table:table-cell office:value-type="string" table:style-name="ce1">
            <text:p>7 x 2020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„Lamarein“ ERBHOF Unterganzner „RARITÄT“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96" table:style-name="ce6">
            <text:p>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style-name="ce1">
            <text:p>„RARITÄT“</text:p>
          </table:table-cell>
          <table:table-cell office:value-type="string" table:style-name="ce1">
            <text:p>wine_01h0my5rn5agsqx1htnk7swsa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marein</text:p>
          </table:table-cell>
          <table:table-cell office:value-type="string" table:style-name="ce1">
            <text:p>Erbhof Unterganzner</text:p>
          </table:table-cell>
          <table:table-cell office:value-type="float" office:value="51.252876000000001" table:style-name="ce1">
            <text:p>51,25287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6 x 2020</text:p>
          </table:table-cell>
          <table:table-cell office:value-type="string" table:style-name="ce1">
            <text:p>6 x 2021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„Lamarein“ ERBHOF Unterganzner „RARITÄT“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8" table:style-name="ce6">
            <text:p>2018</text:p>
          </table:table-cell>
          <table:table-cell office:value-type="float" office:value="96" table:style-name="ce6">
            <text:p>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style-name="ce1">
            <text:p>„RARITÄT“</text:p>
          </table:table-cell>
          <table:table-cell office:value-type="string" table:style-name="ce1">
            <text:p>wine_01h0my5rn5agsqx1htnk7swsa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marein</text:p>
          </table:table-cell>
          <table:table-cell office:value-type="string" table:style-name="ce1">
            <text:p>Erbhof Unterganzner</text:p>
          </table:table-cell>
          <table:table-cell office:value-type="float" office:value="51.252876000000001" table:style-name="ce1">
            <text:p>51,2528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x 2021</text:p>
          </table:table-cell>
          <table:table-cell table:number-columns-repeated="1636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Perflabiluis Griesbauer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195" table:style-name="ce6">
            <text:p>19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e7swjrs3trks81fdrf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erflabilis</text:p>
          </table:table-cell>
          <table:table-cell office:value-type="string" table:style-name="ce1">
            <text:p>Griesbauerhof</text:p>
          </table:table-cell>
          <table:table-cell office:value-type="float" office:value="44.871749999999999" table:style-name="ce1">
            <text:p>44,87175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TORILAN” KELLEREI TERL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krczaydj3qa1wzn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orilan</text:p>
          </table:table-cell>
          <table:table-cell office:value-type="string" table:style-name="ce1">
            <text:p>Terlan (Terlano)</text:p>
          </table:table-cell>
          <table:table-cell office:value-type="float" office:value="53.496375999999998" table:style-name="ce1">
            <text:p>53,496376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CASSIANO” BIO MANINCO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53" table:style-name="ce6">
            <text:p>5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7b0pcbwmmy0vdycn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ssiano</text:p>
          </table:table-cell>
          <table:table-cell office:value-type="string" table:style-name="ce1">
            <text:p>Manincor</text:p>
          </table:table-cell>
          <table:table-cell office:value-type="float" office:value="41.773994000000002" table:style-name="ce1">
            <text:p>41,773994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„Anticus“ Riserva Cuvee Kellerei Nals Margreid</text:p>
          </table:table-cell>
          <table:table-cell table:style-name="ce1"/>
          <table:table-cell office:value-type="string" table:style-name="ce1">
            <text:p>Falstaff 93 Punkte</text:p>
          </table:table-cell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62" table:style-name="ce6">
            <text:p>6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nc1xqb9twv6da1t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ticus Riserva</text:p>
          </table:table-cell>
          <table:table-cell office:value-type="string" table:style-name="ce1">
            <text:p>Nals Margreid</text:p>
          </table:table-cell>
          <table:table-cell office:value-type="float" office:value="53.200899999999997" table:style-name="ce1">
            <text:p>53,20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„Anticus“ Riserva Cuvee Kellerei Nals Margreid</text:p>
          </table:table-cell>
          <table:table-cell table:style-name="ce1"/>
          <table:table-cell office:value-type="string" table:style-name="ce1">
            <text:p>Falstaff 93 Punkte</text:p>
          </table:table-cell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20" table:style-name="ce6">
            <text:p>1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nc1xqb9twv6da1t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ticus Riserva</text:p>
          </table:table-cell>
          <table:table-cell office:value-type="string" table:style-name="ce1">
            <text:p>Nals Margreid</text:p>
          </table:table-cell>
          <table:table-cell office:value-type="float" office:value="53.200899999999997" table:style-name="ce1">
            <text:p>53,2009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Athos” Ansitz Dolomytos Sack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68" table:style-name="ce6">
            <text:p>6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jsgn8q9afa20srmmzp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thos</text:p>
          </table:table-cell>
          <table:table-cell office:value-type="string" table:style-name="ce1">
            <text:p>Ansitz Dolomytos</text:p>
          </table:table-cell>
          <table:table-cell office:value-type="float" office:value="59.58343" table:style-name="ce1">
            <text:p>59,5834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CASTEL CAMPAN” MANINCO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97" table:style-name="ce6">
            <text:p>9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7fteyvmd67b82hxx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stel Campan Merlot</text:p>
          </table:table-cell>
          <table:table-cell office:value-type="string" table:style-name="ce1">
            <text:p>Manincor</text:p>
          </table:table-cell>
          <table:table-cell office:value-type="float" office:value="42.668278000000001" table:style-name="ce1">
            <text:p>42,6682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 x 2016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res kurtats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1v0sxqtmdxtqmth8chv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Cantina Kurtatsch</text:p>
          </table:table-cell>
          <table:table-cell office:value-type="float" office:value="30.549747" table:style-name="ce1">
            <text:p>30,549747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Saperaia” Kellerei Meran sehr “limitiert”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70" table:style-name="ce6">
            <text:p>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"/>
          <table:table-cell office:value-type="string" table:style-name="ce1">
            <text:p>super limitiert</text:p>
          </table:table-cell>
          <table:table-cell office:value-type="string" table:style-name="ce1">
            <text:p>wine_01gzr4ktq47w415nv7n8w3shhg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peraia</text:p>
          </table:table-cell>
          <table:table-cell office:value-type="string" table:style-name="ce1">
            <text:p>Kellerei Meran</text:p>
          </table:table-cell>
          <table:table-cell office:value-type="float" office:value="43.871895000000002" table:style-name="ce1">
            <text:p>43,87189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6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IPASSA - ZENAT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fnr67jf8jfan1y6x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ipassa Valpolicella Ripasso Superiore</text:p>
          </table:table-cell>
          <table:table-cell office:value-type="string" table:style-name="ce1">
            <text:p>Zenato</text:p>
          </table:table-cell>
          <table:table-cell office:value-type="float" office:value="32.55292" table:style-name="ce1">
            <text:p>32,55292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HIANTI NOZZOLE - FOLONAR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30" table:style-name="ce6">
            <text:p>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4510z7t51yh4wewdh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illa Nozzole Chianti Classico</text:p>
          </table:table-cell>
          <table:table-cell office:value-type="string" table:style-name="ce1">
            <text:p>Tenuta di Nozzole</text:p>
          </table:table-cell>
          <table:table-cell office:value-type="float" office:value="33.827080000000002" table:style-name="ce1">
            <text:p>33,82708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hianti Classico Riserva Antinor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37" table:style-name="ce6">
            <text:p>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swndtayhsp089ks5c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illa Antinori Chianti Classico Riserva</text:p>
          </table:table-cell>
          <table:table-cell office:value-type="string" table:style-name="ce1">
            <text:p>Antinori</text:p>
          </table:table-cell>
          <table:table-cell office:value-type="float" office:value="42.407733999999998" table:style-name="ce1">
            <text:p>42,4077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6 x 2020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odai Kellerei Fertuna toscan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36" table:style-name="ce6">
            <text:p>3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es5agcj68hd5gda8tv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odai Maremma Toscana</text:p>
          </table:table-cell>
          <table:table-cell office:value-type="string" table:style-name="ce1">
            <text:p>Fertuna</text:p>
          </table:table-cell>
          <table:table-cell office:value-type="float" office:value="39.205939999999998" table:style-name="ce1">
            <text:p>39,20594</text:p>
          </table:table-cell>
          <table:table-cell office:value-type="float" office:value="7" table:style-name="ce1">
            <text:p>7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 Difese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48" table:style-name="ce6">
            <text:p>4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26w035f1fyngbtc2g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 Difese</text:p>
          </table:table-cell>
          <table:table-cell office:value-type="string" table:style-name="ce1">
            <text:p>Tenuta San Guido</text:p>
          </table:table-cell>
          <table:table-cell office:value-type="float" office:value="40.307586999999998" table:style-name="ce1">
            <text:p>40,307587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UIDALBERTO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78" table:style-name="ce6">
            <text:p>7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x8asdj89jfbepz68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uidalberto</text:p>
          </table:table-cell>
          <table:table-cell office:value-type="string" table:style-name="ce1">
            <text:p>Tenuta San Guido</text:p>
          </table:table-cell>
          <table:table-cell office:value-type="float" office:value="40.161549999999998" table:style-name="ce1">
            <text:p>40,16155</text:p>
          </table:table-cell>
          <table:table-cell office:value-type="float" office:value="9" table:style-name="ce1">
            <text:p>9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UIDALBERTO SAN Guido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20" table:style-name="ce6">
            <text:p>2020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x8asdj89jfbepz68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Guidalberto</text:p>
          </table:table-cell>
          <table:table-cell office:value-type="string" table:style-name="ce1">
            <text:p>Tenuta San Guido</text:p>
          </table:table-cell>
          <table:table-cell office:value-type="float" office:value="40.161549999999998" table:style-name="ce1">
            <text:p>40,1615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UNELLO DI MONTALCINO - COLLOSORB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58" table:style-name="ce6">
            <text:p>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fgst7pg802das6cq3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unello di Montalcino</text:p>
          </table:table-cell>
          <table:table-cell office:value-type="string" table:style-name="ce1">
            <text:p>Collosorbo</text:p>
          </table:table-cell>
          <table:table-cell office:value-type="float" office:value="44.958320000000001" table:style-name="ce1">
            <text:p>44,95832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unello di Montalcino „La Casa Caparzo”</text:p>
          </table:table-cell>
          <table:table-cell table:style-name="ce1"/>
          <table:table-cell office:value-type="string" table:style-name="ce1">
            <text:p>James Suckling 97 Punkte , Robert Parker 93 Punkte</text:p>
          </table:table-cell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00" table:style-name="ce6">
            <text:p>1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1pts0qc6257pa9w55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 Casa Brunello di Montalcino</text:p>
          </table:table-cell>
          <table:table-cell office:value-type="string" table:style-name="ce1">
            <text:p>Caparzo</text:p>
          </table:table-cell>
          <table:table-cell office:value-type="float" office:value="45.829932999999997" table:style-name="ce1">
            <text:p>45,829933</text:p>
          </table:table-cell>
          <table:table-cell office:value-type="float" office:value="7" table:style-name="ce1">
            <text:p>7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unello di M. Casanova di Neri Tenuta Nuova</text:p>
          </table:table-cell>
          <table:table-cell table:style-name="ce1"/>
          <table:table-cell office:value-type="string" table:style-name="ce1">
            <text:p>James Suckling 99/100 , Robert Parker 98/100</text:p>
          </table:table-cell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30" table:style-name="ce6">
            <text:p>1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fgsnd47xs02ye7gr6g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enuta Nuova Brunello di Montalcino</text:p>
          </table:table-cell>
          <table:table-cell office:value-type="string" table:style-name="ce1">
            <text:p>Casanova di Neri</text:p>
          </table:table-cell>
          <table:table-cell office:value-type="float" office:value="62.615414000000001" table:style-name="ce1">
            <text:p>62,615414</text:p>
          </table:table-cell>
          <table:table-cell office:value-type="float" office:value="8" table:style-name="ce1">
            <text:p>8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runello Di Montalcino Talenti ‘Piero’</text:p>
          </table:table-cell>
          <table:table-cell table:style-name="ce1"/>
          <table:table-cell office:value-type="string" table:style-name="ce1">
            <text:p>James Suckling 100 Punkte, Falstaff 99 Punkte</text:p>
          </table:table-cell>
          <table:table-cell office:value-type="string" table:style-name="ce1">
            <text:p>BOTTLE</text:p>
          </table:table-cell>
          <table:table-cell office:value-type="float" office:value="2015" table:style-name="ce6">
            <text:p>2015</text:p>
          </table:table-cell>
          <table:table-cell office:value-type="float" office:value="150" table:style-name="ce6">
            <text:p>1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f3cmb3kdn8xhtpbvng3mbs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ero Brunello di Montalcino</text:p>
          </table:table-cell>
          <table:table-cell office:value-type="string" table:style-name="ce1">
            <text:p>Talenti</text:p>
          </table:table-cell>
          <table:table-cell office:value-type="float" office:value="47.622253000000001" table:style-name="ce1">
            <text:p>47,622253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TESTAMATTA” BIBI GRAETZ</text:p>
          </table:table-cell>
          <table:table-cell table:style-name="ce1"/>
          <table:table-cell office:value-type="string" table:style-name="ce1">
            <text:p>Robert Parker 96 Punkte</text:p>
          </table:table-cell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109" table:style-name="ce6">
            <text:p>10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6hxayhxgx9bvd6ge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estamatta Toscana</text:p>
          </table:table-cell>
          <table:table-cell office:value-type="string" table:style-name="ce1">
            <text:p>Bibi Graetz</text:p>
          </table:table-cell>
          <table:table-cell office:value-type="float" office:value="55.359279999999998" table:style-name="ce1">
            <text:p>55,35928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TIGNANELLO” - Tignanello - ANTINOr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118" table:style-name="ce6">
            <text:p>1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swn8cnrh7jb8qff1wy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ignanello</text:p>
          </table:table-cell>
          <table:table-cell office:value-type="string" table:style-name="ce1">
            <text:p>Antinori</text:p>
          </table:table-cell>
          <table:table-cell office:value-type="float" office:value="54.704067000000002" table:style-name="ce1">
            <text:p>54,70406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6 x 2021</text:p>
          </table:table-cell>
          <table:table-cell office:value-type="string" table:style-name="ce1">
            <text:p>2 x 2020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TIGNANELLO” - Tignanello - ANTINOri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6">
            <text:p>2019</text:p>
          </table:table-cell>
          <table:table-cell office:value-type="float" office:value="240" table:style-name="ce6">
            <text:p>2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swn8cnrh7jb8qff1wy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ignanello</text:p>
          </table:table-cell>
          <table:table-cell office:value-type="string" table:style-name="ce1">
            <text:p>Antinori</text:p>
          </table:table-cell>
          <table:table-cell office:value-type="float" office:value="54.704067000000002" table:style-name="ce1">
            <text:p>54,70406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Luce” Tenuta Luce</text:p>
          </table:table-cell>
          <table:table-cell table:style-name="ce1"/>
          <table:table-cell office:value-type="string" table:style-name="ce1">
            <text:p>James Suckling 99 Punkte</text:p>
          </table:table-cell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158" table:style-name="ce6">
            <text:p>1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m9jp96emkssr3n64wy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uce</text:p>
          </table:table-cell>
          <table:table-cell office:value-type="string" table:style-name="ce1">
            <text:p>Tenuta Luce</text:p>
          </table:table-cell>
          <table:table-cell office:value-type="float" office:value="62.028584000000002" table:style-name="ce1">
            <text:p>62,0285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3 x 2020</text:p>
          </table:table-cell>
          <table:table-cell office:value-type="string" table:style-name="ce1">
            <text:p>3 x 2021</text:p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ORNELLAIA” IL VIGORE BOLGHERI SUPERIOR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4z2nc5cd3spjanz4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Il Vigore</text:p>
          </table:table-cell>
          <table:table-cell office:value-type="string" table:style-name="ce1">
            <text:p>Ornellaia</text:p>
          </table:table-cell>
          <table:table-cell office:value-type="float" office:value="41.922043000000002" table:style-name="ce1">
            <text:p>41,922043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ORNELLAIA” IL VIGORE BOLGHERI SUPERIORE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6">
            <text:p>2019</text:p>
          </table:table-cell>
          <table:table-cell office:value-type="float" office:value="500" table:style-name="ce6">
            <text:p>5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4z2nc5cd3spjanz4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Il Vigore</text:p>
          </table:table-cell>
          <table:table-cell office:value-type="string" table:style-name="ce1">
            <text:p>Ornellaia</text:p>
          </table:table-cell>
          <table:table-cell office:value-type="float" office:value="41.922043000000002" table:style-name="ce1">
            <text:p>41,922043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ORNELLAIA” IL VIGORE BOLGHERI SUPERIORE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16" table:style-name="ce6">
            <text:p>2016</text:p>
          </table:table-cell>
          <table:table-cell office:value-type="float" office:value="1650" table:style-name="ce7">
            <text:p>1.6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4z2nc5cd3spjanz4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Il Vigore</text:p>
          </table:table-cell>
          <table:table-cell office:value-type="string" table:style-name="ce1">
            <text:p>Ornellaia</text:p>
          </table:table-cell>
          <table:table-cell office:value-type="float" office:value="41.922043000000002" table:style-name="ce1">
            <text:p>41,922043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Sito Moresco” Nebbiolo Barbera - Merlot Gaj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79" table:style-name="ce6">
            <text:p>7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p5ck3gwm5w4617e7m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to Moresco Langhe</text:p>
          </table:table-cell>
          <table:table-cell office:value-type="string" table:style-name="ce1">
            <text:p>Gaja</text:p>
          </table:table-cell>
          <table:table-cell office:value-type="float" office:value="42.069366000000002" table:style-name="ce1">
            <text:p>42,0693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9 x 2021</text:p>
          </table:table-cell>
          <table:table-cell table:number-columns-repeated="1636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ARBARESCO - GAJ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3m8y62ggabzd1kdmg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arbaresco</text:p>
          </table:table-cell>
          <table:table-cell office:value-type="string" table:style-name="ce1">
            <text:p>Gaja</text:p>
          </table:table-cell>
          <table:table-cell office:value-type="float" office:value="31.459956999999999" table:style-name="ce1">
            <text:p>31,459957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ABERNET SAUVIGNON DARMAGI - GAJ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290" table:style-name="ce6">
            <text:p>2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pdm8hwsp2wvphad1q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Darmagi Langhe</text:p>
          </table:table-cell>
          <table:table-cell office:value-type="string" table:style-name="ce1">
            <text:p>Gaja</text:p>
          </table:table-cell>
          <table:table-cell office:value-type="float" office:value="36.933619999999998" table:style-name="ce1">
            <text:p>36,93362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MARONE DELLA VALPOLICELLA - PIETRO DEL CERO CA DEI FRAT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2" table:style-name="ce6">
            <text:p>2012</text:p>
          </table:table-cell>
          <table:table-cell office:value-type="float" office:value="118" table:style-name="ce6">
            <text:p>11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g38xhhverb8hjn93q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Pietro Dal Cero Amarone della Valpolicella</text:p>
          </table:table-cell>
          <table:table-cell office:value-type="string" table:style-name="ce1">
            <text:p>Cà dei Frati</text:p>
          </table:table-cell>
          <table:table-cell office:value-type="float" office:value="56.100226999999997" table:style-name="ce1">
            <text:p>56,1002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 x 2015</text:p>
          </table:table-cell>
          <table:table-cell table:number-columns-repeated="1636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Merotto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6">
            <text:p>2019</text:p>
          </table:table-cell>
          <table:table-cell office:value-type="float" office:value="71" table:style-name="ce6">
            <text:p>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npz53trpyg2j9wbs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Cabernet Sauvignon</text:p>
          </table:table-cell>
          <table:table-cell office:value-type="string" table:style-name="ce1">
            <text:p>Merotto</text:p>
          </table:table-cell>
          <table:table-cell office:value-type="float" office:value="33.417118000000002" table:style-name="ce1">
            <text:p>33,417118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Merotto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19" table:style-name="ce6">
            <text:p>2019</text:p>
          </table:table-cell>
          <table:table-cell office:value-type="float" office:value="230" table:style-name="ce6">
            <text:p>23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npz53trpyg2j9wbs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Cabernet Sauvignon</text:p>
          </table:table-cell>
          <table:table-cell office:value-type="string" table:style-name="ce1">
            <text:p>Merotto</text:p>
          </table:table-cell>
          <table:table-cell office:value-type="float" office:value="33.417118000000002" table:style-name="ce1">
            <text:p>33,417118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Merotto</text:p>
          </table:table-cell>
          <table:table-cell table:number-columns-repeated="2" table:style-name="ce1"/>
          <table:table-cell office:value-type="string" table:style-name="ce1">
            <text:p>MATHUSALEM</text:p>
          </table:table-cell>
          <table:table-cell office:value-type="float" office:value="2019" table:style-name="ce6">
            <text:p>2019</text:p>
          </table:table-cell>
          <table:table-cell office:value-type="float" office:value="290" table:style-name="ce6">
            <text:p>2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mnpz53trpyg2j9wbs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Rosso Dogato Cabernet Sauvignon</text:p>
          </table:table-cell>
          <table:table-cell office:value-type="string" table:style-name="ce1">
            <text:p>Merotto</text:p>
          </table:table-cell>
          <table:table-cell office:value-type="float" office:value="33.417118000000002" table:style-name="ce1">
            <text:p>33,417118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ontrada diciassettesalme etna cattaner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1" table:style-name="ce6">
            <text:p>2021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hqgny88c4v2vf0vw0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Etna Contrada Diciassettesalme Rosso</text:p>
          </table:table-cell>
          <table:table-cell office:value-type="string" table:style-name="ce1">
            <text:p>Cottanera</text:p>
          </table:table-cell>
          <table:table-cell office:value-type="float" office:value="51.315060000000003" table:style-name="ce1">
            <text:p>51,31506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yrah calle al fico petr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42" table:style-name="ce6">
            <text:p>4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52mghyjybtvaxx7p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Colle Al Fico Toscana</text:p>
          </table:table-cell>
          <table:table-cell office:value-type="string" table:style-name="ce1">
            <text:p>Petra</text:p>
          </table:table-cell>
          <table:table-cell office:value-type="float" office:value="39.268456" table:style-name="ce1">
            <text:p>39,268456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6">
            <text:p>2020</text:p>
          </table:table-cell>
          <table:table-cell office:value-type="float" office:value="290" table:style-name="ce6">
            <text:p>2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6">
            <text:p>2019</text:p>
          </table:table-cell>
          <table:table-cell office:value-type="float" office:value="300" table:style-name="ce6">
            <text:p>3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6">
            <text:p>2018</text:p>
          </table:table-cell>
          <table:table-cell office:value-type="float" office:value="310" table:style-name="ce6">
            <text:p>3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6">
            <text:p>2017</text:p>
          </table:table-cell>
          <table:table-cell office:value-type="float" office:value="320" table:style-name="ce6">
            <text:p>3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5" table:style-name="ce1">
            <text:p>5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6">
            <text:p>2016</text:p>
          </table:table-cell>
          <table:table-cell office:value-type="float" office:value="390" table:style-name="ce6">
            <text:p>3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2" table:style-name="ce6">
            <text:p>2012</text:p>
          </table:table-cell>
          <table:table-cell office:value-type="float" office:value="400" table:style-name="ce6">
            <text:p>4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1" table:style-name="ce6">
            <text:p>2011</text:p>
          </table:table-cell>
          <table:table-cell office:value-type="float" office:value="410" table:style-name="ce6">
            <text:p>4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4" table:style-name="ce1">
            <text:p>4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 - TENUTA SAN GUID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04" table:style-name="ce6">
            <text:p>2004</text:p>
          </table:table-cell>
          <table:table-cell office:value-type="float" office:value="420" table:style-name="ce6">
            <text:p>4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13hpy7q0n03dkf2wb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assicaia</text:p>
          </table:table-cell>
          <table:table-cell office:value-type="string" table:style-name="ce1">
            <text:p>Tenuta San Guido</text:p>
          </table:table-cell>
          <table:table-cell office:value-type="float" office:value="45.614196999999997" table:style-name="ce1">
            <text:p>45,61419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Südtiroler Sekt Brut Riserva „36“ Kellerei Mer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6">
            <text:p>0</text:p>
          </table:table-cell>
          <table:table-cell office:value-type="float" office:value="88" table:style-name="ce6">
            <text:p>8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r2pq1mddt3an3mny3988dd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Riserva 36 Brut</text:p>
          </table:table-cell>
          <table:table-cell office:value-type="string" table:style-name="ce1">
            <text:p>Kellerei Meran</text:p>
          </table:table-cell>
          <table:table-cell office:value-type="float" office:value="48.857716000000003" table:style-name="ce1">
            <text:p>48,857716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“Comitissa” Pas Dosé Riserva - Südtirol DOC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96" table:style-name="ce6">
            <text:p>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f3cmbts4w0cgbm09zbfrjy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Pas Dosè Riserva</text:p>
          </table:table-cell>
          <table:table-cell office:value-type="string" table:style-name="ce1">
            <text:p>Comitissa</text:p>
          </table:table-cell>
          <table:table-cell office:value-type="float" office:value="45.439006999999997" table:style-name="ce1">
            <text:p>45,43900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“FRANCIACORTA” CA‘ DEL BOSCO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6">
            <text:p>0</text:p>
          </table:table-cell>
          <table:table-cell office:value-type="float" office:value="114" table:style-name="ce6">
            <text:p>11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ccghc75cyecdekrc9g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</text:p>
          </table:table-cell>
          <table:table-cell office:value-type="string" table:style-name="ce1">
            <text:p>Ca' del Bosco</text:p>
          </table:table-cell>
          <table:table-cell office:value-type="float" office:value="35.184395000000002" table:style-name="ce1">
            <text:p>35,18439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“LUGANA” - CA DEI FRATI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21" table:style-name="ce6">
            <text:p>2021</text:p>
          </table:table-cell>
          <table:table-cell office:value-type="float" office:value="64" table:style-name="ce6">
            <text:p>6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21816c7pdatn9v5fq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I Frati Lugana</text:p>
          </table:table-cell>
          <table:table-cell office:value-type="string" table:style-name="ce1">
            <text:p>Cà dei Frati</text:p>
          </table:table-cell>
          <table:table-cell office:value-type="float" office:value="47.855896000000001" table:style-name="ce1">
            <text:p>47,855896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„Stoan“ Kellerei Trami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20" table:style-name="ce6">
            <text:p>2020</text:p>
          </table:table-cell>
          <table:table-cell office:value-type="float" office:value="84" table:style-name="ce6">
            <text:p>8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sq47xgny3zdnmy8t6fhvy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toan</text:p>
          </table:table-cell>
          <table:table-cell office:value-type="string" table:style-name="ce1">
            <text:p>Tramin</text:p>
          </table:table-cell>
          <table:table-cell office:value-type="float" office:value="40.096176" table:style-name="ce1">
            <text:p>40,096176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9" table:style-name="ce1">
            <text:p>169</text:p>
          </table:table-cell>
          <table:table-cell table:style-name="ce1"/>
          <table:table-cell office:value-type="string" table:style-name="ce1">
            <text:p>Sylvaner „Alte Reben“ Pacherhof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6">
            <text:p>2019</text:p>
          </table:table-cell>
          <table:table-cell office:value-type="float" office:value="94" table:style-name="ce6">
            <text:p>9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2wzyfdmfvtvp7c8x5fs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ylvaner Alte Reben</text:p>
          </table:table-cell>
          <table:table-cell office:value-type="string" table:style-name="ce1">
            <text:p>Pacherhof</text:p>
          </table:table-cell>
          <table:table-cell office:value-type="float" office:value="47.112045000000002" table:style-name="ce1">
            <text:p>47,11204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table:style-name="ce1"/>
          <table:table-cell office:value-type="string" table:style-name="ce1">
            <text:p>SAUVIGNON “QUARZ” - TERL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7" table:style-name="ce6">
            <text:p>2017</text:p>
          </table:table-cell>
          <table:table-cell office:value-type="float" office:value="170" table:style-name="ce6">
            <text:p>1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5kqa21f0wdpx6t3r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Quarz Sauvignon</text:p>
          </table:table-cell>
          <table:table-cell office:value-type="string" table:style-name="ce1">
            <text:p>Terlan (Terlano)</text:p>
          </table:table-cell>
          <table:table-cell office:value-type="float" office:value="51.522857999999999" table:style-name="ce1">
            <text:p>51,5228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x 2021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pino grigio st. michael eppan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21" table:style-name="ce6">
            <text:p>2021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pj16tf3ed9mnxc7mv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inot Grigio</text:p>
          </table:table-cell>
          <table:table-cell office:value-type="string" table:style-name="ce1">
            <text:p>St. Michael-Eppan</text:p>
          </table:table-cell>
          <table:table-cell office:value-type="float" office:value="42.296320000000001" table:style-name="ce1">
            <text:p>42,29632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table:style-name="ce1"/>
          <table:table-cell office:value-type="string" table:style-name="ce1">
            <text:p>“Trattmann” Pinot Noir Riserva Kellerei Girl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6">
            <text:p>0</text:p>
          </table:table-cell>
          <table:table-cell office:value-type="float" office:value="122" table:style-name="ce6">
            <text:p>12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ktxgmhcw3y7x327kxd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rattmann Pinot Noir Riserva</text:p>
          </table:table-cell>
          <table:table-cell office:value-type="string" table:style-name="ce1">
            <text:p>Girlan</text:p>
          </table:table-cell>
          <table:table-cell office:value-type="float" office:value="43.650860000000002" table:style-name="ce1">
            <text:p>43,65086</text:p>
          </table:table-cell>
          <table:table-cell office:value-type="float" office:value="0" table:style-name="ce1">
            <text:p>0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MERLOT RISERVA „KRESSFELD“ - WEINGUT KORNELL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MAGNUM</text:p>
          </table:table-cell>
          <table:table-cell office:value-type="float" office:value="2017" table:style-name="ce6">
            <text:p>2017</text:p>
          </table:table-cell>
          <table:table-cell office:value-type="float" office:value="172" table:style-name="ce6">
            <text:p>1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ezez7xbwrgwrh61zpah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Kressfeld Merlot Riserva</text:p>
          </table:table-cell>
          <table:table-cell office:value-type="string" table:style-name="ce1">
            <text:p>Kornell</text:p>
          </table:table-cell>
          <table:table-cell office:value-type="float" office:value="45.342125000000003" table:style-name="ce1">
            <text:p>45,342125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1">
            <text:p>Merlot “KUNST.STÜCK” RISERVA DOC <text:s/>Kellerei Kalter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8" table:style-name="ce6">
            <text:p>2018</text:p>
          </table:table-cell>
          <table:table-cell office:value-type="float" office:value="175" table:style-name="ce6">
            <text:p>17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zm23n4bsypkqs0cvt08et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Kunst.Stück Merlot Riserva</text:p>
          </table:table-cell>
          <table:table-cell office:value-type="string" table:style-name="ce1">
            <text:p>Kaltern</text:p>
          </table:table-cell>
          <table:table-cell office:value-type="float" office:value="42.020144999999999" table:style-name="ce1">
            <text:p>42,020145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6" table:style-name="ce1">
            <text:p>176</text:p>
          </table:table-cell>
          <table:table-cell table:style-name="ce1"/>
          <table:table-cell office:value-type="string" table:style-name="ce1">
            <text:p>LAGREIN RISERVA “TABER” - KELLEREI BOZEN</text:p>
          </table:table-cell>
          <table:table-cell table:style-name="ce1"/>
          <table:table-cell office:value-type="string" table:style-name="ce1">
            <text:p>Gambero Rosso 3 bicchieri</text:p>
          </table:table-cell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44" table:style-name="ce6">
            <text:p>1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kg9tcrx4kt4gktkckn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Taber</text:p>
          </table:table-cell>
          <table:table-cell office:value-type="string" table:style-name="ce1">
            <text:p>Cantina Bolzano / Kellerei Bozen</text:p>
          </table:table-cell>
          <table:table-cell office:value-type="float" office:value="45.491500000000002" table:style-name="ce1">
            <text:p>45,4915</text:p>
          </table:table-cell>
          <table:table-cell office:value-type="float" office:value="2" table:style-name="ce1">
            <text:p>2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LAGREIN RISERVA “PORPHYR” - KELLEREI TERLAN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54" table:style-name="ce6">
            <text:p>15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n538gj86tet5g3ad2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agrein Riserva Porphyr</text:p>
          </table:table-cell>
          <table:table-cell office:value-type="string" table:style-name="ce1">
            <text:p>Terlan (Terlano)</text:p>
          </table:table-cell>
          <table:table-cell office:value-type="float" office:value="58.445659999999997" table:style-name="ce1">
            <text:p>58,44566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“AMISTAR” CUVÉE MAGNUM - PETER SÖLVA</text:p>
          </table:table-cell>
          <table:table-cell table:style-name="ce1"/>
          <table:table-cell office:value-type="string" table:style-name="ce1">
            <text:p>WineHunter Award Platinum &amp; Gold</text:p>
          </table:table-cell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08" table:style-name="ce6">
            <text:p>10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my5rh4696kz0ytbwtarqyc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mistar Rosso Cuvèe</text:p>
          </table:table-cell>
          <table:table-cell office:value-type="string" table:style-name="ce1">
            <text:p>Peter Sölva</text:p>
          </table:table-cell>
          <table:table-cell office:value-type="float" office:value="43.297096000000003" table:style-name="ce1">
            <text:p>43,2970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x 2021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„Anticus“ Merlot Cabernet Riserva Kellerei Nals - Magreid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6">
            <text:p>2016</text:p>
          </table:table-cell>
          <table:table-cell office:value-type="float" office:value="132" table:style-name="ce6">
            <text:p>13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pdnc1xqb9twv6da1t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Anticus Riserva</text:p>
          </table:table-cell>
          <table:table-cell office:value-type="string" table:style-name="ce1">
            <text:p>Nals Margreid</text:p>
          </table:table-cell>
          <table:table-cell office:value-type="float" office:value="49.774135999999999" table:style-name="ce1">
            <text:p>49,774136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villa antinori chianti classico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16" table:style-name="ce6">
            <text:p>2016</text:p>
          </table:table-cell>
          <table:table-cell office:value-type="float" office:value="270" table:style-name="ce6">
            <text:p>27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sxjbxzsnqdzshxape2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illa Antinori Chianti Classico</text:p>
          </table:table-cell>
          <table:table-cell office:value-type="string" table:style-name="ce1">
            <text:p>Antinori</text:p>
          </table:table-cell>
          <table:table-cell office:value-type="float" office:value="46.155253999999999" table:style-name="ce1">
            <text:p>46,155254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fomtalloro toscana felsina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18" table:style-name="ce6">
            <text:p>2018</text:p>
          </table:table-cell>
          <table:table-cell office:value-type="float" office:value="250" table:style-name="ce6">
            <text:p>25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t803g52eh6v7h6921w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Fontalloro</text:p>
          </table:table-cell>
          <table:table-cell office:value-type="string" table:style-name="ce1">
            <text:p>Fèlsina</text:p>
          </table:table-cell>
          <table:table-cell office:value-type="float" office:value="41.346043000000002" table:style-name="ce1">
            <text:p>41,346043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1">
            <text:p>“TIGNANELLO” - ANTInori TOSKANA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6">
            <text:p>2019</text:p>
          </table:table-cell>
          <table:table-cell office:value-type="float" office:value="238" table:style-name="ce6">
            <text:p>23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swn8cnrh7jb8qff1wy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Tignanello</text:p>
          </table:table-cell>
          <table:table-cell office:value-type="string" table:style-name="ce1">
            <text:p>Antinori</text:p>
          </table:table-cell>
          <table:table-cell office:value-type="float" office:value="38.303463000000001" table:style-name="ce1">
            <text:p>38,303463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5" table:style-name="ce1">
            <text:p>185</text:p>
          </table:table-cell>
          <table:table-cell table:style-name="ce1"/>
          <table:table-cell office:value-type="string" table:style-name="ce1">
            <text:p>podere le ripi Amar d. fallia <text:s/>toscana rosso</text:p>
          </table:table-cell>
          <table:table-cell table:number-columns-repeated="2" table:style-name="ce1"/>
          <table:table-cell office:value-type="string" table:style-name="ce1">
            <text:p>MATHUSALEM</text:p>
          </table:table-cell>
          <table:table-cell office:value-type="float" office:value="2019" table:style-name="ce6">
            <text:p>2019</text:p>
          </table:table-cell>
          <table:table-cell office:value-type="float" office:value="290" table:style-name="ce6">
            <text:p>2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avwef7ya7xsapjneazpzm2z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 Ripi Toscana</text:p>
          </table:table-cell>
          <table:table-cell office:value-type="string" table:style-name="ce1">
            <text:p>Podere le Ripi</text:p>
          </table:table-cell>
          <table:table-cell office:value-type="float" office:value="49.726177" table:style-name="ce1">
            <text:p>49,726177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GOLDMUSKATELLER - KELLEREI KALTER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6">
            <text:p>2022</text:p>
          </table:table-cell>
          <table:table-cell office:value-type="float" office:value="26" table:style-name="ce6">
            <text:p>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gzr4ksdgjjpdxvted1cpey4d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Goldmuskateller Moscato Giallo</text:p>
          </table:table-cell>
          <table:table-cell office:value-type="string" table:style-name="ce1">
            <text:p>Kaltern</text:p>
          </table:table-cell>
          <table:table-cell office:value-type="float" office:value="31.945658000000002" table:style-name="ce1">
            <text:p>31,945658</text:p>
          </table:table-cell>
          <table:table-cell office:value-type="float" office:value="6" table:style-name="ce1">
            <text:p>6</text:p>
          </table:table-cell>
          <table:table-cell table:number-columns-repeated="1636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Südtiroler Moscato „Rosa“ Castel Salegg Limited Edition</text:p>
          </table:table-cell>
          <table:table-cell table:number-columns-repeated="2" table:style-name="ce1"/>
          <table:table-cell office:value-type="string" table:style-name="ce1">
            <text:p>HALF_BOTTLE</text:p>
          </table:table-cell>
          <table:table-cell office:value-type="float" office:value="2019" table:style-name="ce6">
            <text:p>2019</text:p>
          </table:table-cell>
          <table:table-cell office:value-type="float" office:value="59" table:style-name="ce6">
            <text:p>5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number-columns-repeated="2" table:style-name="ce1"/>
          <table:table-cell office:value-type="string" table:style-name="ce1">
            <text:p>wine_01h0qsxmw6nhm703kat91s5t3n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Moscato Rosa</text:p>
          </table:table-cell>
          <table:table-cell office:value-type="string" table:style-name="ce1">
            <text:p>Castel Sallegg</text:p>
          </table:table-cell>
          <table:table-cell office:value-type="float" office:value="40.268509999999999" table:style-name="ce1">
            <text:p>40,26851</text:p>
          </table:table-cell>
          <table:table-cell office:value-type="float" office:value="3" table:style-name="ce1">
            <text:p>3</text:p>
          </table:table-cell>
          <table:table-cell table:number-columns-repeated="16365" table:style-name="ce1"/>
        </table:table-row>
        <table:table-row table:number-rows-repeated="1048402" table:style-name="ro1">
          <table:table-cell table:number-columns-repeated="16384"/>
        </table:table-row>
      </table:table>
      <table:table table:name="Sheet_2" table:style-name="ta1">
        <table:table-column table:style-name="co12" table:default-cell-style-name="ce1" table:visibility="collapse"/>
        <table:table-column table:style-name="co2" table:default-cell-style-name="ce1" table:visibility="collapse"/>
        <table:table-column table:style-name="co13" table:default-cell-style-name="ce1" table:visibility="collapse"/>
        <table:table-column table:style-name="co2" table:default-cell-style-name="ce1" table:visibility="collapse"/>
        <table:table-column table:style-name="co14" table:default-cell-style-name="ce1"/>
        <table:table-column table:style-name="co2" table:default-cell-style-name="ce1" table:visibility="collapse"/>
        <table:table-column table:style-name="co15" table:default-cell-style-name="ce1" table:visibility="collapse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 table:visibility="collapse"/>
        <table:table-column table:style-name="co9" table:default-cell-style-name="ce1" table:visibility="collapse"/>
        <table:table-column table:style-name="co2" table:number-columns-repeated="2" table:default-cell-style-name="ce1" table:visibility="collapse"/>
        <table:table-column table:style-name="co2" table:number-columns-repeated="1010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ok</text:p>
          </table:table-cell>
          <table:table-cell office:value-type="string" table:style-name="ce2">
            <text:p>matched_id</text:p>
          </table:table-cell>
          <table:table-cell office:value-type="string" table:style-name="ce2">
            <text:p>external_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winery_name</text:p>
          </table:table-cell>
          <table:table-cell office:value-type="string" table:style-name="ce2">
            <text:p>info</text:p>
          </table:table-cell>
          <table:table-cell office:value-type="string" table:style-name="ce2">
            <text:p>size</text:p>
          </table:table-cell>
          <table:table-cell office:value-type="string" table:style-name="ce8">
            <text:p>vintage</text:p>
          </table:table-cell>
          <table:table-cell office:value-type="string" table:style-name="ce8">
            <text:p>price</text:p>
          </table:table-cell>
          <table:table-cell office:value-type="string" table:style-name="ce8">
            <text:p>purchase_price</text:p>
          </table:table-cell>
          <table:table-cell office:value-type="string" table:style-name="ce8">
            <text:p>quantity</text:p>
          </table:table-cell>
          <table:table-cell office:value-type="string" table:style-name="ce2">
            <text:p>storage_area</text:p>
          </table:table-cell>
          <table:table-cell office:value-type="string" table:style-name="ce2">
            <text:p>internal_notes</text:p>
          </table:table-cell>
          <table:table-cell table:style-name="ce2"/>
          <table:table-cell office:value-type="string" table:style-name="ce2">
            <text:p>notizen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formula="of:=IF(ISBLANK([.B2]); &quot;&quot;; 1)" table:style-name="ce1">
            <text:p>1</text:p>
          </table:table-cell>
          <table:table-cell office:value-type="string" table:style-name="ce1">
            <text:p>wine_01h0sq494wn3fzrae5avkkf6m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URGUNDER - BERGKELLEREI PASSEI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47" table:style-name="ce9">
            <text:p>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office:value-type="string" table:style-name="ce1">
            <text:p>5 x 2019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3]); &quot;&quot;; 1)" table:style-name="ce1">
            <text:p>1</text:p>
          </table:table-cell>
          <table:table-cell office:value-type="string" table:style-name="ce1">
            <text:p>wine_01hbdnwg9520pzpkqx31n2978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Terlaner „Rarity“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0" table:style-name="ce9">
            <text:p>2010</text:p>
          </table:table-cell>
          <table:table-cell office:value-type="float" office:value="195" table:style-name="ce9">
            <text:p>1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office:value-type="string" table:style-name="ce1">
            <text:p>1 x 2009</text:p>
          </table:table-cell>
          <table:table-cell office:value-type="string" table:style-name="ce1">
            <text:p>2 x 2011</text:p>
          </table:table-cell>
          <table:table-cell table:number-columns-repeated="16367"/>
        </table:table-row>
        <table:table-row table:style-name="ro1">
          <table:table-cell office:value-type="float" office:value="1" table:formula="of:=IF(ISBLANK([.B4]); &quot;&quot;; 1)" table:style-name="ce1">
            <text:p>1</text:p>
          </table:table-cell>
          <table:table-cell office:value-type="string" table:style-name="ce1">
            <text:p>wine_01h0sq48vhhn1brkpy620a1fyk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- PLON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9">
            <text:p>2022</text:p>
          </table:table-cell>
          <table:table-cell office:value-type="float" office:value="38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5" table:style-name="ce9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5]); &quot;&quot;; 1)" table:style-name="ce1"/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hassagne Montrachet Lamy Pillot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4" table:style-name="ce9">
            <text:p>2014</text:p>
          </table:table-cell>
          <table:table-cell office:value-type="float" office:value="104" table:style-name="ce9">
            <text:p>1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" table:formula="of:=IF(ISBLANK([.B6]); &quot;&quot;; 1)" table:style-name="ce1"/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Chateau Grand Corbin Despagne Grand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9">
            <text:p>2015</text:p>
          </table:table-cell>
          <table:table-cell office:value-type="float" office:value="87" table:style-name="ce9">
            <text:p>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" table:formula="of:=IF(ISBLANK([.B7]); &quot;&quot;; 1)" table:style-name="ce1"/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hateau Grand Corbin Despagne Grand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08" table:style-name="ce9">
            <text:p>2008</text:p>
          </table:table-cell>
          <table:table-cell office:value-type="float" office:value="93" table:style-name="ce9">
            <text:p>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" table:formula="of:=IF(ISBLANK([.B8]); &quot;&quot;; 1)" table:style-name="ce1"/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Chateau Talbot (4éme cru classé)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4" table:style-name="ce9">
            <text:p>2014</text:p>
          </table:table-cell>
          <table:table-cell office:value-type="float" office:value="150" table:style-name="ce9">
            <text:p>1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" table:formula="of:=IF(ISBLANK([.B9]); &quot;&quot;; 1)" table:style-name="ce1"/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hateau Lynch Bages 5eme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1" table:style-name="ce9">
            <text:p>2011</text:p>
          </table:table-cell>
          <table:table-cell office:value-type="float" office:value="219" table:style-name="ce9">
            <text:p>2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formula="of:=IF(ISBLANK([.B10]); &quot;&quot;; 1)" table:style-name="ce1">
            <text:p>1</text:p>
          </table:table-cell>
          <table:table-cell office:value-type="string" table:style-name="ce1">
            <text:p>wine_01gzr4ktnt2fyvhxdcpdmzf0mp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Château Daugay Saint-Émilion Grand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9">
            <text:p>2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formula="of:=IF(ISBLANK([.B11]); &quot;&quot;; 1)" table:style-name="ce1">
            <text:p>1</text:p>
          </table:table-cell>
          <table:table-cell office:value-type="string" table:style-name="ce1">
            <text:p>wine_01gzr4ksd78ehmmtvanytr2tec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Carillon d’Angelus - Saint-Emilion Grand Cru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5" table:style-name="ce9">
            <text:p>20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formula="of:=IF(ISBLANK([.B12]); &quot;&quot;; 1)" table:style-name="ce1">
            <text:p>1</text:p>
          </table:table-cell>
          <table:table-cell office:value-type="string" table:style-name="ce1">
            <text:p>wine_01h4pmmgzhpe7y4jsmk8wsmd6w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CHATEAU PIBRAN PAULILLAC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1" table:style-name="ce9">
            <text:p>20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office:string-value="" table:formula="of:=IF(ISBLANK([.B13]); &quot;&quot;; 1)" table:style-name="ce1"/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Grande Cuvee „Bellavista“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9">
            <text:p>0</text:p>
          </table:table-cell>
          <table:table-cell office:value-type="float" office:value="57" table:style-name="ce9">
            <text:p>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4]); &quot;&quot;; 1)" table:style-name="ce1"/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Grande Cuvee „Bellavista“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0" table:style-name="ce9">
            <text:p>0</text:p>
          </table:table-cell>
          <table:table-cell office:value-type="float" office:value="110" table:style-name="ce9">
            <text:p>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0" table:style-name="ce9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5]); &quot;&quot;; 1)" table:style-name="ce1"/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Grande Cuvee „Bellavista“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0" table:style-name="ce9">
            <text:p>0</text:p>
          </table:table-cell>
          <table:table-cell office:value-type="float" office:value="215" table:style-name="ce9">
            <text:p>2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6]); &quot;&quot;; 1)" table:style-name="ce1"/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Grande Cuvee „Bellavista“</text:p>
          </table:table-cell>
          <table:table-cell table:number-columns-repeated="2" table:style-name="ce1"/>
          <table:table-cell office:value-type="string" table:style-name="ce1">
            <text:p>MATHUSALEM</text:p>
          </table:table-cell>
          <table:table-cell office:value-type="float" office:value="0" table:style-name="ce9">
            <text:p>0</text:p>
          </table:table-cell>
          <table:table-cell office:value-type="float" office:value="595" table:style-name="ce9">
            <text:p>5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7]); &quot;&quot;; 1)" table:style-name="ce1"/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Franciacorta Grande Cuvee „Bellavista“</text:p>
          </table:table-cell>
          <table:table-cell table:number-columns-repeated="2" table:style-name="ce1"/>
          <table:table-cell office:value-type="string" table:style-name="ce1">
            <text:p>SALMANAZAR</text:p>
          </table:table-cell>
          <table:table-cell office:value-type="float" office:value="0" table:style-name="ce9">
            <text:p>0</text:p>
          </table:table-cell>
          <table:table-cell office:value-type="float" office:value="830" table:style-name="ce9">
            <text:p>8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8]); &quot;&quot;; 1)" table:style-name="ce1"/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R LEGRAS &amp; HAAS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9">
            <text:p>0</text:p>
          </table:table-cell>
          <table:table-cell office:value-type="float" office:value="69" table:style-name="ce9">
            <text:p>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19]); &quot;&quot;; 1)" table:style-name="ce1"/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SPARKLING</text:p>
          </table:table-cell>
          <table:table-cell office:value-type="string" table:style-name="ce1">
            <text:p>CHAMPAGNER LEGRAS &amp; HAAS</text:p>
          </table:table-cell>
          <table:table-cell table:number-columns-repeated="2" table:style-name="ce1"/>
          <table:table-cell office:value-type="string" table:style-name="ce1">
            <text:p>HALF_BOTTLE</text:p>
          </table:table-cell>
          <table:table-cell office:value-type="float" office:value="0" table:style-name="ce9">
            <text:p>0</text:p>
          </table:table-cell>
          <table:table-cell office:value-type="float" office:value="45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20]); &quot;&quot;; 1)" table:style-name="ce1">
            <text:p>1</text:p>
          </table:table-cell>
          <table:table-cell office:value-type="string" table:style-name="ce1">
            <text:p>ROSALIE Cuvee KELLEREI MER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ROSALIE Cuvee KELLEREI MER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9">
            <text:p>2022</text:p>
          </table:table-cell>
          <table:table-cell office:value-type="float" office:value="25" table:style-name="ce9">
            <text:p>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4" table:style-name="ce9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21]); &quot;&quot;; 1)" table:style-name="ce1"/>
          <table:table-cell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BLAUBURGUNDER ROSÉ - INNERLEITERHOF Schenn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3" table:style-name="ce9">
            <text:p>2023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22]); &quot;&quot;; 1)" table:style-name="ce1">
            <text:p>1</text:p>
          </table:table-cell>
          <table:table-cell office:value-type="string" table:style-name="ce1">
            <text:p>wine_01j220jqz5w8a4s3gbbxxd212g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MEROSE Rosé Cuvee Weingut Kornell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3" table:style-name="ce9">
            <text:p>2023</text:p>
          </table:table-cell>
          <table:table-cell office:value-type="float" office:value="31" table:style-name="ce9">
            <text:p>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23]); &quot;&quot;; 1)" table:style-name="ce1"/>
          <table:table-cell table:style-name="ce1"/>
          <table:table-cell office:value-type="float" office:value="47" table:style-name="ce1">
            <text:p>4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URGUNDER - ANDI SÖLV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9">
            <text:p>2022</text:p>
          </table:table-cell>
          <table:table-cell office:value-type="float" office:value="34" table:style-name="ce9">
            <text:p>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24]); &quot;&quot;; 1)" table:style-name="ce1">
            <text:p>1</text:p>
          </table:table-cell>
          <table:table-cell office:value-type="string" table:style-name="ce1">
            <text:p>wine_01h0qzm1tfvf6a3bpfs48vrqcy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Weissb. Praesulis Gump 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2" table:style-name="ce9">
            <text:p>2022</text:p>
          </table:table-cell>
          <table:table-cell office:value-type="float" office:value="38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1" table:style-name="ce9">
            <text:p>11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25]); &quot;&quot;; 1)" table:style-name="ce1">
            <text:p>1</text:p>
          </table:table-cell>
          <table:table-cell office:value-type="string" table:style-name="ce1">
            <text:p>wine_01h0qzm2wzyfdmfvtvp7c8x5f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ylvaner „Alte Reben“ Pacher 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46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4" table:style-name="ce9">
            <text:p>4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26]); &quot;&quot;; 1)" table:style-name="ce1">
            <text:p>1</text:p>
          </table:table-cell>
          <table:table-cell office:value-type="string" table:style-name="ce1">
            <text:p>wine_01h0qzm2wzyfdmfvtvp7c8x5f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ylvaner „Alte Reben“ Pacher Hof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9" table:style-name="ce9">
            <text:p>2019</text:p>
          </table:table-cell>
          <table:table-cell office:value-type="float" office:value="46" table:style-name="ce9">
            <text:p>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27]); &quot;&quot;; 1)" table:style-name="ce1"/>
          <table:table-cell table:style-name="ce1"/>
          <table:table-cell office:value-type="float" office:value="56" table:style-name="ce1">
            <text:p>56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IESLING DÖNNHOFF „TONSCHIEFER“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9">
            <text:p>2017</text:p>
          </table:table-cell>
          <table:table-cell office:value-type="float" office:value="37" table:style-name="ce9">
            <text:p>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office:value-type="string" table:style-name="ce1">
            <text:p>2 x 202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28]); &quot;&quot;; 1)" table:style-name="ce1">
            <text:p>1</text:p>
          </table:table-cell>
          <table:table-cell office:value-type="string" table:style-name="ce1">
            <text:p>wine_01h0qzm0axbqydzx212xvsedzy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IESLING „VINSCHGAU“ - FALKENSTEIN</text:p>
          </table:table-cell>
          <table:table-cell table:style-name="ce1"/>
          <table:table-cell office:value-type="string" table:style-name="ce1">
            <text:p>trebicchieri, Gambero Rosso</text:p>
          </table:table-cell>
          <table:table-cell office:value-type="string" table:style-name="ce1">
            <text:p>BOTTLE</text:p>
          </table:table-cell>
          <table:table-cell office:value-type="float" office:value="2020" table:style-name="ce9">
            <text:p>2020</text:p>
          </table:table-cell>
          <table:table-cell office:value-type="float" office:value="38" table:style-name="ce9">
            <text:p>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office:value-type="string" table:style-name="ce1">
            <text:p>7 x 2021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29]); &quot;&quot;; 1)" table:style-name="ce1">
            <text:p>1</text:p>
          </table:table-cell>
          <table:table-cell office:value-type="string" table:style-name="ce1">
            <text:p>wine_01h0qzm0ax45vx7esvkqhcztsw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Riesling Anaduron Falkensteiner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58" table:style-name="ce9">
            <text:p>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30]); &quot;&quot;; 1)" table:style-name="ce1">
            <text:p>1</text:p>
          </table:table-cell>
          <table:table-cell office:value-type="string" table:style-name="ce1">
            <text:p>wine_01h0sq47vezrd4vebp8esf2ybf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MÜLLER THURGAU „FELDMARSCHALL“ TIEFENBRUNNER</text:p>
          </table:table-cell>
          <table:table-cell table:style-name="ce1"/>
          <table:table-cell office:value-type="string" table:style-name="ce1">
            <text:p>Trebicchieri Gambero Rosso</text:p>
          </table:table-cell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60" table:style-name="ce9">
            <text:p>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6 x 202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31]); &quot;&quot;; 1)" table:style-name="ce1">
            <text:p>1</text:p>
          </table:table-cell>
          <table:table-cell office:value-type="string" table:style-name="ce1">
            <text:p>wine_01h0sq48vhws9pbek51kw1ferp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Sauvignon Exclusiv der „Vollendete“ Ploner Marling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9">
            <text:p>2020</text:p>
          </table:table-cell>
          <table:table-cell office:value-type="float" office:value="67" table:style-name="ce9">
            <text:p>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4" table:style-name="ce9">
            <text:p>4</text:p>
          </table:table-cell>
          <table:table-cell office:value-type="string" table:style-name="ce1">
            <text:p>12 x 2021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32]); &quot;&quot;; 1)" table:style-name="ce1">
            <text:p>1</text:p>
          </table:table-cell>
          <table:table-cell office:value-type="string" table:style-name="ce1">
            <text:p>wine_01gzr4ksn5pjxvcdzw8y12keg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WHITE</text:p>
          </table:table-cell>
          <table:table-cell office:value-type="string" table:style-name="ce1">
            <text:p>PRIMO TERLANER “I -Grande” Cuvèe</text:p>
          </table:table-cell>
          <table:table-cell table:style-name="ce1"/>
          <table:table-cell office:value-type="string" table:style-name="ce1">
            <text:p>Gambero Rosso</text:p>
          </table:table-cell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240" table:style-name="ce9">
            <text:p>2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office:value-type="string" table:style-name="ce1">
            <text:p>1 x 2019</text:p>
          </table:table-cell>
          <table:table-cell office:value-type="string" table:style-name="ce1">
            <text:p>1 x 2020</text:p>
          </table:table-cell>
          <table:table-cell office:value-type="string" table:style-name="ce1">
            <text:p>1 x 2021</text:p>
          </table:table-cell>
          <table:table-cell table:number-columns-repeated="16366"/>
        </table:table-row>
        <table:table-row table:style-name="ro1">
          <table:table-cell office:value-type="float" office:value="1" table:formula="of:=IF(ISBLANK([.B33]); &quot;&quot;; 1)" table:style-name="ce1">
            <text:p>1</text:p>
          </table:table-cell>
          <table:table-cell office:value-type="string" table:style-name="ce1">
            <text:p>wine_01h4pmmfh512e49ytdxkctdsdq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Vernatsch Muri</text:p>
          </table:table-cell>
          <table:table-cell table:number-columns-repeated="2" table:style-name="ce1"/>
          <table:table-cell office:value-type="string" table:style-name="ce1">
            <text:p>LITER</text:p>
          </table:table-cell>
          <table:table-cell office:value-type="float" office:value="2023" table:style-name="ce9">
            <text:p>2023</text:p>
          </table:table-cell>
          <table:table-cell office:value-type="float" office:value="18" table:style-name="ce9">
            <text:p>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0" table:style-name="ce9">
            <text:p>10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34]); &quot;&quot;; 1)" table:style-name="ce1">
            <text:p>1</text:p>
          </table:table-cell>
          <table:table-cell office:value-type="string" table:style-name="ce1">
            <text:p>wine_01gzr4ksn07qrknrg486gmvw5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t. Magdalener „Der Pfannenstiel“ Pfannenstielhof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9">
            <text:p>2017</text:p>
          </table:table-cell>
          <table:table-cell office:value-type="float" office:value="79" table:style-name="ce9">
            <text:p>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35]); &quot;&quot;; 1)" table:style-name="ce1">
            <text:p>1</text:p>
          </table:table-cell>
          <table:table-cell office:value-type="string" table:style-name="ce1">
            <text:p>wine_01havwefpyhcj37b1yfss2s6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Riserva „Valpitan“ WEINGUT PFÖSTL Schenna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9">
            <text:p>2019</text:p>
          </table:table-cell>
          <table:table-cell office:value-type="float" office:value="48" table:style-name="ce9">
            <text:p>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6" table:style-name="ce9">
            <text:p>6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36]); &quot;&quot;; 1)" table:style-name="ce1">
            <text:p>1</text:p>
          </table:table-cell>
          <table:table-cell office:value-type="string" table:style-name="ce1">
            <text:p>wine_01h0sq48vhqt4wdwg8jz9sj34q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Blauburgunder „Exclusiv seine Exzellenz“ Ploner Marling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7" table:style-name="ce9">
            <text:p>2017</text:p>
          </table:table-cell>
          <table:table-cell office:value-type="float" office:value="66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office:value-type="string" table:style-name="ce9">
            <text:p>7 x <text:s/>2018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37]); &quot;&quot;; 1)" table:style-name="ce1">
            <text:p>1</text:p>
          </table:table-cell>
          <table:table-cell office:value-type="string" table:style-name="ce1">
            <text:p>wine_01j2220hd653cma24yr76zfbpy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Lacus” Weingut Walter Schullia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20" table:style-name="ce9">
            <text:p>2020</text:p>
          </table:table-cell>
          <table:table-cell office:value-type="float" office:value="71" table:style-name="ce9">
            <text:p>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38]); &quot;&quot;; 1)" table:style-name="ce1">
            <text:p>1</text:p>
          </table:table-cell>
          <table:table-cell office:value-type="string" table:style-name="ce1">
            <text:p>wine_01h0qzm1va6njhczpztgnchk54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Zweigelt” Weingut HimmelreicH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9">
            <text:p>2019</text:p>
          </table:table-cell>
          <table:table-cell office:value-type="float" office:value="35" table:style-name="ce9">
            <text:p>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office:value-type="string" table:style-name="ce1">
            <text:p>6 x 2022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formula="of:=IF(ISBLANK([.B39]); &quot;&quot;; 1)" table:style-name="ce1">
            <text:p>1</text:p>
          </table:table-cell>
          <table:table-cell office:value-type="string" table:style-name="ce1">
            <text:p>wine_01j2228b77e6cn3mr38bddnhr4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pätburgunder „N°2“ Weingut Adenauer Ahrweiler Deutschlan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43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4" table:style-name="ce9">
            <text:p>4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0]); &quot;&quot;; 1)" table:style-name="ce1">
            <text:p>1</text:p>
          </table:table-cell>
          <table:table-cell office:value-type="string" table:style-name="ce1">
            <text:p>wine_01j222g17k8srn0ztm5nvfgaqa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pätburgunder „Kleine Kammer“ Weingut Adenauer Ahrweiler Deutschlan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9" table:style-name="ce9">
            <text:p>2019</text:p>
          </table:table-cell>
          <table:table-cell office:value-type="float" office:value="63" table:style-name="ce9">
            <text:p>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1]); &quot;&quot;; 1)" table:style-name="ce1">
            <text:p>1</text:p>
          </table:table-cell>
          <table:table-cell office:value-type="string" table:style-name="ce1">
            <text:p>wine_01j222j47m1w53zkk5db3sgbk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pätburgunder „Rosenthal“ Weingut Adenauer Ahrweiler Deutschland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83" table:style-name="ce9">
            <text:p>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2]); &quot;&quot;; 1)" table:style-name="ce1">
            <text:p>1</text:p>
          </table:table-cell>
          <table:table-cell office:value-type="string" table:style-name="ce1">
            <text:p>wine_01gzr4ksd3d7r1nat6d0mmwhhg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“Solaia” Antinori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09" table:style-name="ce9">
            <text:p>2009</text:p>
          </table:table-cell>
          <table:table-cell office:value-type="float" office:value="365" table:style-name="ce9">
            <text:p>3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3]); &quot;&quot;; 1)" table:style-name="ce1">
            <text:p>1</text:p>
          </table:table-cell>
          <table:table-cell office:value-type="string" table:style-name="ce1">
            <text:p>wine_01gzr4kt10z3t0bvez32dtgmbb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e pergole torte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8" table:style-name="ce9">
            <text:p>2018</text:p>
          </table:table-cell>
          <table:table-cell office:value-type="float" office:value="180" table:style-name="ce9">
            <text:p>1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office:value-type="string" table:style-name="ce1">
            <text:p>1 x 20</text:p>
          </table:table-cell>
          <table:table-cell office:value-type="string" table:style-name="ce1">
            <text:p>2 x 2019</text:p>
          </table:table-cell>
          <table:table-cell table:number-columns-repeated="16367"/>
        </table:table-row>
        <table:table-row table:style-name="ro1">
          <table:table-cell office:value-type="float" office:value="1" table:formula="of:=IF(ISBLANK([.B44]); &quot;&quot;; 1)" table:style-name="ce1">
            <text:p>1</text:p>
          </table:table-cell>
          <table:table-cell office:value-type="string" table:style-name="ce1">
            <text:p>wine_01h0f3cmcq8trqgcg35yx9h0q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luce Brunello di montalcino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2016" table:style-name="ce9">
            <text:p>2016</text:p>
          </table:table-cell>
          <table:table-cell office:value-type="float" office:value="185" table:style-name="ce9">
            <text:p>1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5]); &quot;&quot;; 1)" table:style-name="ce1">
            <text:p>1</text:p>
          </table:table-cell>
          <table:table-cell office:value-type="string" table:style-name="ce1">
            <text:p>wine_01h0sq485htby98fz6mmyrx4v7</text:p>
          </table:table-cell>
          <table:table-cell office:value-type="float" office:value="173" table:style-name="ce1">
            <text:p>173</text:p>
          </table:table-cell>
          <table:table-cell table:style-name="ce1"/>
          <table:table-cell office:value-type="string" table:style-name="ce1">
            <text:p>Merlot Riserva “Passion Limited Edition” DOC</text:p>
          </table:table-cell>
          <table:table-cell table:number-columns-repeated="2" table:style-name="ce1"/>
          <table:table-cell office:value-type="string" table:style-name="ce1">
            <text:p>MAGNUM</text:p>
          </table:table-cell>
          <table:table-cell office:value-type="float" office:value="2016" table:style-name="ce9">
            <text:p>2016</text:p>
          </table:table-cell>
          <table:table-cell office:value-type="float" office:value="135" table:style-name="ce9">
            <text:p>1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6]); &quot;&quot;; 1)" table:style-name="ce1">
            <text:p>1</text:p>
          </table:table-cell>
          <table:table-cell office:value-type="string" table:style-name="ce1">
            <text:p>wine_01j2220hd653cma24yr76zfbpy</text:p>
          </table:table-cell>
          <table:table-cell office:value-type="float" office:value="180" table:style-name="ce1">
            <text:p>180</text:p>
          </table:table-cell>
          <table:table-cell table:style-name="ce1"/>
          <table:table-cell office:value-type="string" table:style-name="ce1">
            <text:p>“Lacus” Weingut Walter Schullian</text:p>
          </table:table-cell>
          <table:table-cell table:style-name="ce1"/>
          <table:table-cell office:value-type="string" table:style-name="ce1">
            <text:p>Jährlich nur 150 Flaschen</text:p>
          </table:table-cell>
          <table:table-cell office:value-type="string" table:style-name="ce1">
            <text:p>MAGNUM</text:p>
          </table:table-cell>
          <table:table-cell office:value-type="float" office:value="2020" table:style-name="ce9">
            <text:p>2020</text:p>
          </table:table-cell>
          <table:table-cell office:value-type="float" office:value="155" table:style-name="ce9">
            <text:p>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7]); &quot;&quot;; 1)" table:style-name="ce1">
            <text:p>1</text:p>
          </table:table-cell>
          <table:table-cell office:value-type="string" table:style-name="ce1">
            <text:p>wine_01gzr4kt81sdrfzpne7cmmshg2</text:p>
          </table:table-cell>
          <table:table-cell office:value-type="float" office:value="181" table:style-name="ce1">
            <text:p>181</text:p>
          </table:table-cell>
          <table:table-cell table:style-name="ce1"/>
          <table:table-cell office:value-type="string" table:style-name="ce1">
            <text:p>le cupole rosso toscana</text:p>
          </table:table-cell>
          <table:table-cell table:number-columns-repeated="2" table:style-name="ce1"/>
          <table:table-cell office:value-type="string" table:style-name="ce1">
            <text:p>JEROBOAM</text:p>
          </table:table-cell>
          <table:table-cell office:value-type="float" office:value="2019" table:style-name="ce9">
            <text:p>2019</text:p>
          </table:table-cell>
          <table:table-cell office:value-type="float" office:value="240" table:style-name="ce9">
            <text:p>2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48]); &quot;&quot;; 1)" table:style-name="ce1">
            <text:p>1</text:p>
          </table:table-cell>
          <table:table-cell office:value-type="string" table:style-name="ce1">
            <text:p>wine_01h0my5rk1ctcdv7h4jba8hn9y</text:p>
          </table:table-cell>
          <table:table-cell office:value-type="float" office:value="186" table:style-name="ce1">
            <text:p>186</text:p>
          </table:table-cell>
          <table:table-cell table:style-name="ce1"/>
          <table:table-cell office:value-type="string" table:style-name="ce1">
            <text:p>amarone d. v. sant antonio</text:p>
          </table:table-cell>
          <table:table-cell table:number-columns-repeated="2" table:style-name="ce1"/>
          <table:table-cell office:value-type="string" table:style-name="ce1">
            <text:p>MATHUSALEM</text:p>
          </table:table-cell>
          <table:table-cell office:value-type="float" office:value="2016" table:style-name="ce9">
            <text:p>2016</text:p>
          </table:table-cell>
          <table:table-cell office:value-type="float" office:value="260" table:style-name="ce9">
            <text:p>2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49]); &quot;&quot;; 1)" table:style-name="ce1"/>
          <table:table-cell table:style-name="ce1"/>
          <table:table-cell office:value-type="float" office:value="188" table:style-name="ce1">
            <text:p>188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„Rote Rose“ Kellerei Nals Margreid halbtrocken</text:p>
          </table:table-cell>
          <table:table-cell table:number-columns-repeated="2" table:style-name="ce1"/>
          <table:table-cell office:value-type="string" table:style-name="ce1">
            <text:p>BOTTLE</text:p>
          </table:table-cell>
          <table:table-cell office:value-type="float" office:value="0" table:style-name="ce9">
            <text:p>0</text:p>
          </table:table-cell>
          <table:table-cell office:value-type="float" office:value="26" table:style-name="ce9">
            <text:p>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50]); &quot;&quot;; 1)" table:style-name="ce1"/>
          <table:table-cell table:style-name="ce1"/>
          <table:table-cell office:value-type="float" office:value="189" table:style-name="ce1">
            <text:p>189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PETIT MANSENG - KELLEREI ST. PAULS</text:p>
          </table:table-cell>
          <table:table-cell table:number-columns-repeated="2" table:style-name="ce1"/>
          <table:table-cell office:value-type="string" table:style-name="ce1">
            <text:p>HALF_LITER</text:p>
          </table:table-cell>
          <table:table-cell office:value-type="float" office:value="2021" table:style-name="ce9">
            <text:p>2021</text:p>
          </table:table-cell>
          <table:table-cell office:value-type="float" office:value="43" table:style-name="ce9">
            <text:p>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2" table:style-name="ce9">
            <text:p>2</text:p>
          </table:table-cell>
          <table:table-cell table:number-columns-repeated="16369" table:style-name="ce1"/>
        </table:table-row>
        <table:table-row table:style-name="ro1">
          <table:table-cell office:value-type="float" office:value="1" table:formula="of:=IF(ISBLANK([.B51]); &quot;&quot;; 1)" table:style-name="ce1">
            <text:p>1</text:p>
          </table:table-cell>
          <table:table-cell office:value-type="string" table:style-name="ce1">
            <text:p>wine_01gzr4ksg3h1sse37dbw6657x4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TRE FILER - CA Dei FRATI</text:p>
          </table:table-cell>
          <table:table-cell table:number-columns-repeated="2" table:style-name="ce1"/>
          <table:table-cell office:value-type="string" table:style-name="ce1">
            <text:p>HALF_BOTTLE</text:p>
          </table:table-cell>
          <table:table-cell office:value-type="float" office:value="2020" table:style-name="ce9">
            <text:p>2020</text:p>
          </table:table-cell>
          <table:table-cell office:value-type="float" office:value="30" table:style-name="ce9">
            <text:p>3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1" table:style-name="ce9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52]); &quot;&quot;; 1)" table:style-name="ce1"/>
          <table:table-cell table:style-name="ce1"/>
          <table:table-cell office:value-type="float" office:value="191" table:style-name="ce1">
            <text:p>191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Rosenmuskateller Abtei Muri gries Limited Edition</text:p>
          </table:table-cell>
          <table:table-cell table:number-columns-repeated="2" table:style-name="ce1"/>
          <table:table-cell office:value-type="string" table:style-name="ce1">
            <text:p>HALF_BOTTLE</text:p>
          </table:table-cell>
          <table:table-cell office:value-type="float" office:value="2020" table:style-name="ce9">
            <text:p>2020</text:p>
          </table:table-cell>
          <table:table-cell office:value-type="float" office:value="70" table:style-name="ce9">
            <text:p>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4" table:style-name="ce9">
            <text:p>4</text:p>
          </table:table-cell>
          <table:table-cell table:number-columns-repeated="16369" table:style-name="ce1"/>
        </table:table-row>
        <table:table-row table:style-name="ro1">
          <table:table-cell office:value-type="string" office:string-value="" table:formula="of:=IF(ISBLANK([.B53]); &quot;&quot;; 1)" table:style-name="ce1"/>
          <table:table-cell table:style-name="ce1"/>
          <table:table-cell office:value-type="float" office:value="193" table:style-name="ce1">
            <text:p>193</text:p>
          </table:table-cell>
          <table:table-cell office:value-type="string" table:style-name="ce1">
            <text:p>DESSERT</text:p>
          </table:table-cell>
          <table:table-cell office:value-type="string" table:style-name="ce1">
            <text:p>LILIAC &amp; KRACHER ICE WINE Limited Edition</text:p>
          </table:table-cell>
          <table:table-cell table:number-columns-repeated="2" table:style-name="ce1"/>
          <table:table-cell office:value-type="string" table:style-name="ce1">
            <text:p>HALF_BOTTLE</text:p>
          </table:table-cell>
          <table:table-cell office:value-type="float" office:value="2016" table:style-name="ce9">
            <text:p>2016</text:p>
          </table:table-cell>
          <table:table-cell office:value-type="float" office:value="75" table:style-name="ce9">
            <text:p>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2" table:style-name="ce1"/>
          <table:table-cell office:value-type="float" office:value="3" table:style-name="ce9">
            <text:p>3</text:p>
          </table:table-cell>
          <table:table-cell table:number-columns-repeated="1636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4">
            <text:p>Rosis Kellerei Bozen</text:p>
          </table:table-cell>
          <table:table-cell table:number-columns-repeated="2" table:style-name="ce4"/>
          <table:table-cell office:value-type="string" table:style-name="ce4">
            <text:p>half bottl</text:p>
          </table:table-cell>
          <table:table-cell office:value-type="float" office:value="2022" table:style-name="ce10">
            <text:p>2022</text:p>
          </table:table-cell>
          <table:table-cell office:value-type="float" office:value="54" table:style-name="ce10">
            <text:p>54</text:p>
          </table:table-cell>
          <table:table-cell table:number-columns-repeated="4" table:style-name="ce4"/>
          <table:table-cell office:value-type="float" office:value="6" table:style-name="ce10">
            <text:p>6</text:p>
          </table:table-cell>
          <table:table-cell table:number-columns-repeated="16369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Lagrein Klosteranger<text:s/></text:p>
          </table:table-cell>
          <table:table-cell table:number-columns-repeated="2" table:style-name="ce4"/>
          <table:table-cell office:value-type="string" table:style-name="ce4">
            <text:p>magnum</text:p>
          </table:table-cell>
          <table:table-cell office:value-type="float" office:value="2014" table:style-name="ce10">
            <text:p>2014</text:p>
          </table:table-cell>
          <table:table-cell office:value-type="float" office:value="190" table:style-name="ce10">
            <text:p>190</text:p>
          </table:table-cell>
          <table:table-cell table:number-columns-repeated="4" table:style-name="ce4"/>
          <table:table-cell office:value-type="float" office:value="1" table:style-name="ce10">
            <text:p>1</text:p>
          </table:table-cell>
          <table:table-cell table:number-columns-repeated="16369" table:style-name="ce1"/>
        </table:table-row>
        <table:table-row table:style-name="ro1">
          <table:table-cell table:number-columns-repeated="4" table:style-name="ce4"/>
          <table:table-cell office:value-type="string" table:style-name="ce4">
            <text:p>Valdobbiadene Prosecco Superiore DOCG</text:p>
          </table:table-cell>
          <table:table-cell table:number-columns-repeated="2" table:style-name="ce4"/>
          <table:table-cell office:value-type="string" table:style-name="ce4">
            <text:p>BOTTL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4" table:style-name="ce4"/>
          <table:table-cell office:value-type="float" office:value="157" table:style-name="ce4">
            <text:p>157</text:p>
          </table:table-cell>
          <table:table-cell table:style-name="ce4"/>
          <table:table-cell office:value-type="string" table:style-name="ce4">
            <text:p>Die Gelben noch hinzu fügen<text:s/></text:p>
          </table:table-cell>
          <table:table-cell table:number-columns-repeated="16367" table:style-name="ce4"/>
        </table:table-row>
        <table:table-row table:number-rows-repeated="1048518" table:style-name="ro1">
          <table:table-cell table:number-columns-repeated="16384"/>
        </table:table-row>
      </table:table>
      <table:database-ranges>
        <table:database-range table:target-range-address="Sheet_1.A1:Sheet_1.S174" table:name="__Anonymous_Sheet_DB__0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CCC"/>
      <style:text-properties fo:color="#CC0000"/>
    </style:style>
    <style:style style:name="cf2" style:family="table-cell" style:data-style-name="N0">
      <style:table-cell-properties fo:background-color="#FFCCCC"/>
      <style:text-properties fo:color="#CC0000"/>
    </style:style>
    <style:style style:name="cf3" style:family="table-cell" style:data-style-name="N0">
      <style:table-cell-properties fo:background-color="#FFCCCC"/>
      <style:text-properties fo:color="#CC0000"/>
    </style:style>
    <style:style style:name="cf4" style:family="table-cell" style:data-style-name="N0">
      <style:table-cell-properties fo:background-color="#FFCCCC"/>
      <style:text-properties fo:color="#CC0000"/>
    </style:style>
    <style:style style:name="cf5" style:family="table-cell" style:data-style-name="N0">
      <style:table-cell-properties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6" style:family="table-cell">
      <style:table-cell-properties fo:background-color="#FFCCCC"/>
      <style:text-properties fo:color="#CC00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Hasenegg</meta:initial-creator>
    <dc:creator>Hasenegg</dc:creator>
    <meta:creation-date>2024-07-12T19:35:07Z</meta:creation-date>
    <dc:date>2024-07-18T22:23:29Z</dc:date>
    <meta:editing-cycles>31</meta:editing-cycles>
    <meta:editing-duration>PT0S</meta:editing-duration>
  </office:meta>
</office:document-meta>
</file>